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Georgia" svg:font-family="Georgia, Times, 'Times New Roman', serif"/>
    <style:font-face style:name="OpenSymbol" svg:font-family="OpenSymbol"/>
    <style:font-face style:name="Tahoma2" svg:font-family="Tahoma"/>
    <style:font-face style:name="sans-serif" svg:font-family="sans-serif, Arial, Verdana, 'Trebuchet MS'"/>
    <style:font-face style:name="Courier New" svg:font-family="'Courier New'" style:font-family-generic="modern"/>
    <style:font-face style:name="Lucida Console" svg:font-family="'Lucida Console'"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Arial Unicode MS" svg:font-family="'Arial Unicode MS'"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P1" style:family="paragraph" style:parent-style-name="Standard">
      <style:paragraph-properties fo:margin-left="0in" fo:margin-right="0.25in" fo:text-indent="0.25in" style:auto-text-indent="false"/>
    </style:style>
    <style:style style:name="P2" style:family="paragraph" style:parent-style-name="Standard">
      <style:paragraph-properties fo:margin-left="0in" fo:margin-right="0.25in" fo:text-align="end" style:justify-single-word="false" fo:text-indent="0.25in" style:auto-text-indent="false"/>
    </style:style>
    <style:style style:name="P3" style:family="paragraph" style:parent-style-name="Standard">
      <style:text-properties fo:language="en" fo:country="GB" officeooo:rsid="0019258f" officeooo:paragraph-rsid="0019258f"/>
    </style:style>
    <style:style style:name="P4" style:family="paragraph" style:parent-style-name="Standard">
      <style:text-properties fo:language="en" fo:country="GB" officeooo:paragraph-rsid="0068852d"/>
    </style:style>
    <style:style style:name="P5" style:family="paragraph" style:parent-style-name="Standard">
      <style:text-properties officeooo:paragraph-rsid="0019258f"/>
    </style:style>
    <style:style style:name="P6" style:family="paragraph" style:parent-style-name="Heading_20_1">
      <style:text-properties officeooo:rsid="00174218" officeooo:paragraph-rsid="00174218"/>
    </style:style>
    <style:style style:name="P7" style:family="paragraph" style:parent-style-name="Heading_20_1">
      <style:text-properties officeooo:rsid="0019258f"/>
    </style:style>
    <style:style style:name="P8" style:family="paragraph" style:parent-style-name="Heading_20_1">
      <style:text-properties officeooo:rsid="0069f9bb"/>
    </style:style>
    <style:style style:name="P9" style:family="paragraph" style:parent-style-name="Normal_20__5b_PACKT_5d_">
      <style:text-properties officeooo:paragraph-rsid="00156a88"/>
    </style:style>
    <style:style style:name="P10" style:family="paragraph" style:parent-style-name="Normal_20__5b_PACKT_5d_">
      <style:text-properties officeooo:rsid="00156a88" officeooo:paragraph-rsid="00156a88"/>
    </style:style>
    <style:style style:name="P11" style:family="paragraph" style:parent-style-name="Normal_20__5b_PACKT_5d_">
      <style:text-properties officeooo:rsid="0019258f"/>
    </style:style>
    <style:style style:name="P12" style:family="paragraph" style:parent-style-name="Normal_20__5b_PACKT_5d_">
      <style:text-properties officeooo:rsid="0019258f" officeooo:paragraph-rsid="00156a88"/>
    </style:style>
    <style:style style:name="P13" style:family="paragraph" style:parent-style-name="Normal_20__5b_PACKT_5d_">
      <style:text-properties officeooo:paragraph-rsid="008c74b8"/>
    </style:style>
    <style:style style:name="P14" style:family="paragraph" style:parent-style-name="Normal_20__5b_PACKT_5d_">
      <style:text-properties officeooo:paragraph-rsid="0100aa2b"/>
    </style:style>
    <style:style style:name="P15" style:family="paragraph" style:parent-style-name="Layout_20_Information_20__5b_PACKT_5d_">
      <style:text-properties officeooo:rsid="0019258f"/>
    </style:style>
    <style:style style:name="P16" style:family="paragraph" style:parent-style-name="Command_20_Line_20__5b_PACKT_5d_">
      <style:text-properties officeooo:rsid="0019258f" officeooo:paragraph-rsid="00929354"/>
    </style:style>
    <style:style style:name="P17" style:family="paragraph" style:parent-style-name="Command_20_Line_20__5b_PACKT_5d_">
      <style:text-properties fo:font-size="9pt" officeooo:rsid="0019258f" style:font-size-asian="9pt" style:font-size-complex="9pt"/>
    </style:style>
    <style:style style:name="P18" style:family="paragraph" style:parent-style-name="Heading_20_2">
      <style:text-properties officeooo:rsid="0019258f"/>
    </style:style>
    <style:style style:name="P19" style:family="paragraph" style:parent-style-name="Heading_20_2">
      <style:text-properties officeooo:paragraph-rsid="0069f9bb"/>
    </style:style>
    <style:style style:name="P20" style:family="paragraph" style:parent-style-name="Heading_20_2">
      <style:text-properties officeooo:paragraph-rsid="006a9274"/>
    </style:style>
    <style:style style:name="P21" style:family="paragraph" style:parent-style-name="Chapter_20_Title_20__5b_PACKT_5d_">
      <style:text-properties officeooo:rsid="0011f4eb" officeooo:paragraph-rsid="0011f4eb"/>
    </style:style>
    <style:style style:name="P22" style:family="paragraph" style:parent-style-name="Command_20_Line_20__5b_PACKT_5d_">
      <style:paragraph-properties fo:orphans="2" fo:widows="2" fo:padding-left="0.0555in" fo:padding-right="0in" fo:padding-top="0in" fo:padding-bottom="0in" fo:border-left="0.51pt solid #000000" fo:border-right="none" fo:border-top="none" fo:border-bottom="none"/>
      <style:text-properties style:use-window-font-color="true" style:font-name="Lucida Console" fo:font-size="9pt" fo:language="en" fo:country="US" officeooo:rsid="0019258f" style:font-name-asian="Times New Roman" style:font-size-asian="9pt" style:font-name-complex="Times New Roman" style:font-size-complex="9pt" style:language-complex="ar" style:country-complex="SA"/>
    </style:style>
    <style:style style:name="P23" style:family="paragraph" style:parent-style-name="Heading_20_3">
      <style:paragraph-properties fo:margin-left="0in" fo:margin-right="0in" fo:text-indent="0in" style:auto-text-indent="false"/>
      <style:text-properties fo:font-variant="normal" fo:text-transform="none" fo:color="#333333" style:font-name="sans-serif" fo:letter-spacing="normal" fo:font-style="normal" fo:font-weight="normal"/>
    </style:style>
    <style:style style:name="P24" style:family="paragraph" style:parent-style-name="Heading_20_3">
      <style:paragraph-properties fo:margin-left="0in" fo:margin-right="0in" style:line-height-at-least="0.2083in" fo:text-indent="0in" style:auto-text-indent="false"/>
      <style:text-properties fo:font-variant="normal" fo:text-transform="none" fo:color="#333333" style:font-name="sans-serif" fo:font-size="9.75pt" fo:letter-spacing="normal" fo:font-style="normal" fo:font-weight="normal"/>
    </style:style>
    <style:style style:name="P25" style:family="paragraph" style:parent-style-name="Text_20_body">
      <style:paragraph-properties fo:margin-left="0in" fo:margin-right="0in" style:line-height-at-least="0.2083in" fo:text-indent="0in" style:auto-text-indent="false"/>
      <style:text-properties fo:font-variant="normal" fo:text-transform="none" fo:color="#333333" style:font-name="sans-serif" fo:font-size="9.75pt" fo:letter-spacing="normal" fo:font-style="normal" fo:font-weight="normal"/>
    </style:style>
    <style:style style:name="P26" style:family="paragraph" style:parent-style-name="Text_20_body">
      <style:paragraph-properties fo:margin-left="0in" fo:margin-right="0in" style:line-height-at-least="0.2083in" fo:text-indent="0in" style:auto-text-indent="false"/>
      <style:text-properties fo:font-variant="normal" fo:text-transform="none" fo:color="#333333" fo:letter-spacing="normal"/>
    </style:style>
    <style:style style:name="P27" style:family="paragraph" style:parent-style-name="Text_20_body">
      <style:paragraph-properties fo:margin-left="0in" fo:margin-right="0in" style:line-height-at-least="0.2083in" fo:text-indent="0in" style:auto-text-indent="false"/>
      <style:text-properties fo:font-variant="normal" fo:text-transform="none" fo:color="#333333" fo:letter-spacing="normal" officeooo:paragraph-rsid="0108e59c"/>
    </style:style>
    <style:style style:name="P28" style:family="paragraph" style:parent-style-name="Text_20_body">
      <style:paragraph-properties fo:margin-left="0in" fo:margin-right="0in" style:line-height-at-least="0.2083in" fo:text-indent="0in" style:auto-text-indent="false"/>
    </style:style>
    <style:style style:name="P29" style:family="paragraph" style:parent-style-name="Text_20_body" style:list-style-name="L1">
      <style:paragraph-properties fo:margin-top="0in" fo:margin-bottom="0in" style:contextual-spacing="false" style:line-height-at-least="0.2083in" fo:padding="0in" fo:border="none"/>
      <style:text-properties fo:font-variant="normal" fo:text-transform="none" fo:color="#333333" style:font-name="sans-serif" fo:font-size="9.75pt" fo:letter-spacing="normal" fo:font-style="normal" fo:font-weight="normal"/>
    </style:style>
    <style:style style:name="P30" style:family="paragraph" style:parent-style-name="Text_20_body" style:list-style-name="L2">
      <style:paragraph-properties fo:margin-top="0in" fo:margin-bottom="0in" style:contextual-spacing="false" style:line-height-at-least="0.2083in" fo:padding="0in" fo:border="none"/>
      <style:text-properties fo:font-variant="normal" fo:text-transform="none" fo:color="#333333" style:font-name="sans-serif" fo:font-size="9.75pt" fo:letter-spacing="normal" fo:font-style="normal" fo:font-weight="normal"/>
    </style:style>
    <style:style style:name="P31" style:family="paragraph" style:parent-style-name="Text_20_body" style:list-style-name="L3">
      <style:paragraph-properties fo:margin-top="0in" fo:margin-bottom="0in" style:contextual-spacing="false" style:line-height-at-least="0.2083in" fo:padding="0in" fo:border="none"/>
    </style:style>
    <style:style style:name="P32" style:family="paragraph" style:parent-style-name="Text_20_body" style:list-style-name="L1">
      <style:paragraph-properties style:line-height-at-least="0.2083in" fo:padding="0in" fo:border="none"/>
      <style:text-properties fo:font-variant="normal" fo:text-transform="none" fo:color="#333333" style:font-name="sans-serif" fo:font-size="9.75pt" fo:letter-spacing="normal" fo:font-style="normal" fo:font-weight="normal"/>
    </style:style>
    <style:style style:name="P33" style:family="paragraph" style:parent-style-name="Text_20_body" style:list-style-name="L2">
      <style:paragraph-properties style:line-height-at-least="0.2083in" fo:padding="0in" fo:border="none"/>
      <style:text-properties fo:font-variant="normal" fo:text-transform="none" fo:color="#333333" style:font-name="sans-serif" fo:font-size="9.75pt" fo:letter-spacing="normal" fo:font-style="normal" fo:font-weight="normal"/>
    </style:style>
    <style:style style:name="P34" style:family="paragraph" style:parent-style-name="Text_20_body" style:list-style-name="L3">
      <style:paragraph-properties style:line-height-at-least="0.2083in" fo:padding="0in" fo:border="none"/>
      <style:text-properties fo:font-variant="normal" fo:text-transform="none" fo:color="#333333" style:font-name="sans-serif" fo:font-size="9.75pt" fo:letter-spacing="normal" fo:font-style="normal" fo:font-weight="normal"/>
    </style:style>
    <style:style style:name="P35" style:family="paragraph" style:parent-style-name="Heading_20_1" style:master-page-name="First_20_Page">
      <style:paragraph-properties fo:margin-top="0in" fo:margin-bottom="0.5827in" style:contextual-spacing="false" style:page-number="auto"/>
      <style:text-properties fo:font-variant="normal" fo:text-transform="none" fo:color="#333333" style:font-name="sans-serif" fo:letter-spacing="normal" fo:font-style="normal" fo:font-weight="normal"/>
    </style:style>
    <style:style style:name="P36" style:family="paragraph" style:parent-style-name="Heading_20_2">
      <style:paragraph-properties fo:margin-left="0in" fo:margin-right="0in" fo:text-indent="0in" style:auto-text-indent="false"/>
      <style:text-properties fo:font-variant="normal" fo:text-transform="none" fo:color="#333333" style:font-name="sans-serif" fo:letter-spacing="normal" fo:font-style="normal" fo:font-weight="normal"/>
    </style:style>
    <style:style style:name="P37" style:family="paragraph" style:parent-style-name="Heading_20_2">
      <style:paragraph-properties fo:margin-left="0in" fo:margin-right="0in" style:line-height-at-least="0.2083in" fo:text-indent="0in" style:auto-text-indent="false"/>
      <style:text-properties fo:font-variant="normal" fo:text-transform="none" fo:color="#333333" style:font-name="sans-serif" fo:letter-spacing="normal" fo:font-style="normal" fo:font-weight="normal"/>
    </style:style>
    <style:style style:name="P38" style:family="paragraph" style:parent-style-name="Normal_20__5b_PACKT_5d_">
      <style:paragraph-properties fo:margin-left="0in" fo:margin-right="0in" style:line-height-at-least="0.2083in" fo:text-indent="0in" style:auto-text-indent="false"/>
      <style:text-properties fo:font-variant="normal" fo:text-transform="none" fo:color="#333333" style:font-name="sans-serif" fo:font-size="9.75pt" fo:letter-spacing="normal" fo:font-style="normal" fo:font-weight="normal"/>
    </style:style>
    <style:style style:name="P39" style:family="paragraph" style:parent-style-name="Normal_20__5b_PACKT_5d_">
      <style:paragraph-properties fo:margin-left="0in" fo:margin-right="0in" style:line-height-at-least="0.2083in" fo:text-indent="0in" style:auto-text-indent="false"/>
      <style:text-properties fo:font-variant="normal" fo:text-transform="none" fo:color="#333333" style:font-name="sans-serif" fo:letter-spacing="normal" fo:font-style="normal" fo:font-weight="normal"/>
    </style:style>
    <style:style style:name="P40" style:family="paragraph" style:parent-style-name="Quotations">
      <style:paragraph-properties fo:margin-left="0in" fo:margin-right="0in" style:line-height-at-least="0.2083in" fo:text-indent="0in" style:auto-text-indent="false" fo:padding-left="0.2083in" fo:padding-right="0in" fo:padding-top="0in" fo:padding-bottom="0in" fo:border-left="3.74pt solid #cccccc" fo:border-right="none" fo:border-top="none" fo:border-bottom="none"/>
      <style:text-properties fo:font-variant="normal" fo:text-transform="none" fo:color="#333333" style:font-name="Georgia" fo:font-size="9.75pt" fo:letter-spacing="normal" fo:font-style="italic" fo:font-weight="normal"/>
    </style:style>
    <style:style style:name="P41" style:family="paragraph" style:parent-style-name="Preformatted_20_Text">
      <style:paragraph-properties style:line-height-at-least="0.2083in"/>
      <style:text-properties fo:font-variant="normal" fo:text-transform="none" fo:color="#333333" fo:font-size="9.75pt" fo:letter-spacing="normal" fo:font-style="normal" fo:font-weight="normal"/>
    </style:style>
    <style:style style:name="P42" style:family="paragraph" style:parent-style-name="Preformatted_20_Text">
      <style:paragraph-properties style:line-height-at-least="0.2083in"/>
      <style:text-properties fo:font-variant="normal" fo:text-transform="none" fo:color="#333333" fo:letter-spacing="normal"/>
    </style:style>
    <style:style style:name="P43" style:family="paragraph" style:parent-style-name="Preformatted_20_Text">
      <style:paragraph-properties style:line-height-at-least="0.2083in"/>
      <style:text-properties fo:font-variant="normal" fo:text-transform="none" fo:color="#333333" fo:letter-spacing="normal" officeooo:paragraph-rsid="010a1f00"/>
    </style:style>
    <style:style style:name="P44" style:family="paragraph" style:parent-style-name="Preformatted_20_Text">
      <style:paragraph-properties style:line-height-at-least="0.2083in"/>
      <style:text-properties fo:font-variant="normal" fo:text-transform="none" fo:color="#333333" fo:letter-spacing="normal" officeooo:paragraph-rsid="010e3bf7"/>
    </style:style>
    <style:style style:name="P45" style:family="paragraph" style:parent-style-name="Preformatted_20_Text">
      <style:paragraph-properties style:line-height-at-least="0.2083in"/>
      <style:text-properties fo:font-variant="normal" fo:text-transform="none" fo:color="#333333" fo:font-size="8pt" fo:letter-spacing="normal" style:font-size-asian="8pt" style:font-size-complex="8pt"/>
    </style:style>
    <style:style style:name="P46" style:family="paragraph" style:parent-style-name="Preformatted_20_Text">
      <style:paragraph-properties style:line-height-at-least="0.2083in"/>
    </style:style>
    <style:style style:name="P47" style:family="paragraph" style:parent-style-name="Preformatted_20_Text">
      <style:paragraph-properties style:line-height-at-least="0.2083in"/>
      <style:text-properties fo:font-size="8pt" style:font-size-asian="8pt" style:font-size-complex="8pt"/>
    </style:style>
    <style:style style:name="P48" style:family="paragraph" style:parent-style-name="Preformatted_20_Text">
      <style:paragraph-properties fo:margin-left="0in" fo:margin-right="0in" style:line-height-at-least="0.2083in" fo:text-indent="0in" style:auto-text-indent="false"/>
      <style:text-properties fo:font-variant="normal" fo:text-transform="none" fo:color="#333333" fo:font-size="9.75pt" fo:letter-spacing="normal" fo:font-style="normal" fo:font-weight="normal"/>
    </style:style>
    <style:style style:name="P49" style:family="paragraph" style:parent-style-name="Preformatted_20_Text">
      <style:paragraph-properties fo:margin-left="0in" fo:margin-right="0in" style:line-height-at-least="0.2083in" fo:text-indent="0in" style:auto-text-indent="false"/>
      <style:text-properties fo:font-variant="normal" fo:text-transform="none" fo:color="#333333" fo:font-size="9.75pt" fo:letter-spacing="normal" fo:font-style="normal" fo:font-weight="normal" officeooo:paragraph-rsid="0113a76b"/>
    </style:style>
    <style:style style:name="P50" style:family="paragraph" style:parent-style-name="Preformatted_20_Text">
      <style:paragraph-properties fo:margin-left="0in" fo:margin-right="0in" style:line-height-at-least="0.2083in" fo:text-indent="0in" style:auto-text-indent="false"/>
      <style:text-properties fo:font-variant="normal" fo:text-transform="none" fo:color="#333333" fo:letter-spacing="normal"/>
    </style:style>
    <style:style style:name="P51" style:family="paragraph" style:parent-style-name="Preformatted_20_Text">
      <style:paragraph-properties fo:margin-left="0in" fo:margin-right="0in" style:line-height-at-least="0.2083in" fo:text-indent="0in" style:auto-text-indent="false"/>
      <style:text-properties fo:font-variant="normal" fo:text-transform="none" fo:color="#333333" fo:letter-spacing="normal" officeooo:paragraph-rsid="010bc42c"/>
    </style:style>
    <style:style style:name="P52" style:family="paragraph" style:parent-style-name="Preformatted_20_Text">
      <style:paragraph-properties fo:margin-left="0in" fo:margin-right="0in" style:line-height-at-least="0.2083in" fo:text-indent="0in" style:auto-text-indent="false"/>
      <style:text-properties fo:font-variant="normal" fo:text-transform="none" fo:color="#333333" fo:letter-spacing="normal" officeooo:paragraph-rsid="010dca9e"/>
    </style:style>
    <style:style style:name="P53" style:family="paragraph" style:parent-style-name="Preformatted_20_Text">
      <style:paragraph-properties fo:margin-left="0in" fo:margin-right="0in" style:line-height-at-least="0.2083in" fo:text-indent="0in" style:auto-text-indent="false"/>
      <style:text-properties fo:font-variant="normal" fo:text-transform="none" fo:color="#333333" fo:font-size="8pt" fo:letter-spacing="normal" fo:font-style="normal" fo:font-weight="normal" style:font-size-asian="8pt" style:font-size-complex="8pt"/>
    </style:style>
    <style:style style:name="P54" style:family="paragraph" style:parent-style-name="Preformatted_20_Text">
      <style:paragraph-properties fo:margin-left="0in" fo:margin-right="0in" style:line-height-at-least="0.2083in" fo:text-indent="0in" style:auto-text-indent="false"/>
      <style:text-properties officeooo:paragraph-rsid="010dca9e"/>
    </style:style>
    <style:style style:name="P55" style:family="paragraph" style:parent-style-name="Preformatted_20_Text">
      <style:paragraph-properties fo:margin-left="0in" fo:margin-right="0in" fo:margin-top="0in" fo:margin-bottom="0.1965in" style:contextual-spacing="false" style:line-height-at-least="0.2083in" fo:text-indent="0in" style:auto-text-indent="false"/>
      <style:text-properties fo:font-variant="normal" fo:text-transform="none" fo:color="#333333" fo:font-size="9.75pt" fo:letter-spacing="normal" fo:font-style="normal" fo:font-weight="normal"/>
    </style:style>
    <style:style style:name="P56" style:family="paragraph" style:parent-style-name="Preformatted_20_Text">
      <style:paragraph-properties fo:margin-top="0in" fo:margin-bottom="0.1965in" style:contextual-spacing="false" style:line-height-at-least="0.2083in"/>
      <style:text-properties fo:font-variant="normal" fo:text-transform="none" fo:color="#333333" fo:letter-spacing="normal"/>
    </style:style>
    <style:style style:name="P57" style:family="paragraph" style:parent-style-name="Preformatted_20_Text">
      <style:paragraph-properties fo:margin-top="0in" fo:margin-bottom="0.1965in" style:contextual-spacing="false" style:line-height-at-least="0.2083in"/>
      <style:text-properties fo:font-variant="normal" fo:text-transform="none" fo:color="#333333" fo:font-size="9.75pt" fo:letter-spacing="normal" fo:font-style="normal" fo:font-weight="normal"/>
    </style:style>
    <style:style style:name="P58" style:family="paragraph" style:parent-style-name="Preformatted_20_Text">
      <style:paragraph-properties fo:margin-top="0in" fo:margin-bottom="0.1965in" style:contextual-spacing="false" style:line-height-at-least="0.2083in"/>
      <style:text-properties fo:font-variant="normal" fo:text-transform="none" fo:color="#333333" fo:font-size="8pt" fo:letter-spacing="normal" style:font-size-asian="8pt" style:font-size-complex="8pt"/>
    </style:style>
    <style:style style:name="P59" style:family="paragraph" style:parent-style-name="Preformatted_20_Text">
      <style:paragraph-properties fo:margin-top="0in" fo:margin-bottom="0.1965in" style:contextual-spacing="false" style:line-height-at-least="0.2083in"/>
    </style:style>
    <style:style style:name="T1" style:family="text">
      <style:text-properties fo:language="en" fo:country="GB"/>
    </style:style>
    <style:style style:name="T2" style:family="text">
      <style:text-properties fo:language="en" fo:country="GB" officeooo:rsid="0019258f"/>
    </style:style>
    <style:style style:name="T3" style:family="text">
      <style:text-properties fo:language="en" fo:country="GB" officeooo:rsid="00b4e516"/>
    </style:style>
    <style:style style:name="T4" style:family="text">
      <style:text-properties officeooo:rsid="00156a88"/>
    </style:style>
    <style:style style:name="T5" style:family="text">
      <style:text-properties officeooo:rsid="0019258f"/>
    </style:style>
    <style:style style:name="T6" style:family="text">
      <style:text-properties officeooo:rsid="0041d2f8"/>
    </style:style>
    <style:style style:name="T7" style:family="text">
      <style:text-properties officeooo:rsid="0043488f"/>
    </style:style>
    <style:style style:name="T8" style:family="text">
      <style:text-properties officeooo:rsid="004669f8"/>
    </style:style>
    <style:style style:name="T9" style:family="text">
      <style:text-properties officeooo:rsid="004a7bdc"/>
    </style:style>
    <style:style style:name="T10" style:family="text">
      <style:text-properties officeooo:rsid="004a9727"/>
    </style:style>
    <style:style style:name="T11" style:family="text">
      <style:text-properties officeooo:rsid="0051473c"/>
    </style:style>
    <style:style style:name="T12" style:family="text">
      <style:text-properties officeooo:rsid="00517a1b"/>
    </style:style>
    <style:style style:name="T13" style:family="text">
      <style:text-properties officeooo:rsid="0051ee92"/>
    </style:style>
    <style:style style:name="T14" style:family="text">
      <style:text-properties officeooo:rsid="005d9951"/>
    </style:style>
    <style:style style:name="T15" style:family="text">
      <style:text-properties officeooo:rsid="0068852d"/>
    </style:style>
    <style:style style:name="T16" style:family="text">
      <style:text-properties officeooo:rsid="0068b1ba"/>
    </style:style>
    <style:style style:name="T17" style:family="text">
      <style:text-properties officeooo:rsid="0012386c"/>
    </style:style>
    <style:style style:name="T18" style:family="text">
      <style:text-properties officeooo:rsid="0068b23b"/>
    </style:style>
    <style:style style:name="T19" style:family="text">
      <style:text-properties officeooo:rsid="0069f9bb"/>
    </style:style>
    <style:style style:name="T20" style:family="text">
      <style:text-properties officeooo:rsid="006bf0d9"/>
    </style:style>
    <style:style style:name="T21" style:family="text">
      <style:text-properties officeooo:rsid="006c2c99"/>
    </style:style>
    <style:style style:name="T22" style:family="text">
      <style:text-properties officeooo:rsid="006da9d5"/>
    </style:style>
    <style:style style:name="T23" style:family="text">
      <style:text-properties officeooo:rsid="006efd77"/>
    </style:style>
    <style:style style:name="T24" style:family="text">
      <style:text-properties officeooo:rsid="0070d4dd"/>
    </style:style>
    <style:style style:name="T25" style:family="text">
      <style:text-properties officeooo:rsid="00714921"/>
    </style:style>
    <style:style style:name="T26" style:family="text">
      <style:text-properties officeooo:rsid="00730593"/>
    </style:style>
    <style:style style:name="T27" style:family="text">
      <style:text-properties officeooo:rsid="00744fb4"/>
    </style:style>
    <style:style style:name="T28" style:family="text">
      <style:text-properties officeooo:rsid="0074d76b"/>
    </style:style>
    <style:style style:name="T29" style:family="text">
      <style:text-properties officeooo:rsid="007ad496"/>
    </style:style>
    <style:style style:name="T30" style:family="text">
      <style:text-properties officeooo:rsid="007c9eb3"/>
    </style:style>
    <style:style style:name="T31" style:family="text">
      <style:text-properties officeooo:rsid="007da104"/>
    </style:style>
    <style:style style:name="T32" style:family="text">
      <style:text-properties officeooo:rsid="00810fb2"/>
    </style:style>
    <style:style style:name="T33" style:family="text">
      <style:text-properties officeooo:rsid="00898abe"/>
    </style:style>
    <style:style style:name="T34" style:family="text">
      <style:text-properties officeooo:rsid="008c74b8"/>
    </style:style>
    <style:style style:name="T35" style:family="text">
      <style:text-properties officeooo:rsid="008d2c39"/>
    </style:style>
    <style:style style:name="T36" style:family="text">
      <style:text-properties officeooo:rsid="008dd65c"/>
    </style:style>
    <style:style style:name="T37" style:family="text">
      <style:text-properties officeooo:rsid="0090e16f"/>
    </style:style>
    <style:style style:name="T38" style:family="text">
      <style:text-properties officeooo:rsid="0096c86a"/>
    </style:style>
    <style:style style:name="T39" style:family="text">
      <style:text-properties officeooo:rsid="00a204ac"/>
    </style:style>
    <style:style style:name="T40" style:family="text">
      <style:text-properties officeooo:rsid="00a70fbe"/>
    </style:style>
    <style:style style:name="T41" style:family="text">
      <style:text-properties officeooo:rsid="00a83f5d"/>
    </style:style>
    <style:style style:name="T42" style:family="text">
      <style:text-properties officeooo:rsid="00a8e6ae"/>
    </style:style>
    <style:style style:name="T43" style:family="text">
      <style:text-properties officeooo:rsid="00ae5210"/>
    </style:style>
    <style:style style:name="T44" style:family="text">
      <style:text-properties officeooo:rsid="00ae76fc"/>
    </style:style>
    <style:style style:name="T45" style:family="text">
      <style:text-properties officeooo:rsid="00b04ff5"/>
    </style:style>
    <style:style style:name="T46" style:family="text">
      <style:text-properties fo:font-size="9pt" style:font-size-asian="9pt" style:font-size-complex="9pt"/>
    </style:style>
    <style:style style:name="T47" style:family="text">
      <style:text-properties fo:font-size="9pt" officeooo:rsid="00929354" style:font-size-asian="9pt" style:font-size-complex="9pt"/>
    </style:style>
    <style:style style:name="T48" style:family="text">
      <style:text-properties fo:font-size="9pt" fo:font-style="normal" fo:font-weight="normal" style:font-size-asian="9pt" style:font-size-complex="9pt"/>
    </style:style>
    <style:style style:name="T49" style:family="text">
      <style:text-properties officeooo:rsid="00b1a527"/>
    </style:style>
    <style:style style:name="T50" style:family="text">
      <style:text-properties officeooo:rsid="00b20fbf"/>
    </style:style>
    <style:style style:name="T51" style:family="text">
      <style:text-properties officeooo:rsid="00b36332"/>
    </style:style>
    <style:style style:name="T52" style:family="text">
      <style:text-properties officeooo:rsid="00b59161"/>
    </style:style>
    <style:style style:name="T53" style:family="text">
      <style:text-properties officeooo:rsid="00b8c763"/>
    </style:style>
    <style:style style:name="T54" style:family="text">
      <style:text-properties officeooo:rsid="00b8d20e"/>
    </style:style>
    <style:style style:name="T55" style:family="text">
      <style:text-properties officeooo:rsid="00bb22be"/>
    </style:style>
    <style:style style:name="T56" style:family="text">
      <style:text-properties officeooo:rsid="00bd4806"/>
    </style:style>
    <style:style style:name="T57" style:family="text">
      <style:text-properties officeooo:rsid="00c068bc"/>
    </style:style>
    <style:style style:name="T58" style:family="text">
      <style:text-properties officeooo:rsid="00c33ee7"/>
    </style:style>
    <style:style style:name="T59" style:family="text">
      <style:text-properties officeooo:rsid="00c83651"/>
    </style:style>
    <style:style style:name="T60" style:family="text">
      <style:text-properties officeooo:rsid="00c86854"/>
    </style:style>
    <style:style style:name="T61" style:family="text">
      <style:text-properties officeooo:rsid="00c94333"/>
    </style:style>
    <style:style style:name="T62" style:family="text">
      <style:text-properties officeooo:rsid="00caa304"/>
    </style:style>
    <style:style style:name="T63" style:family="text">
      <style:text-properties officeooo:rsid="00caeb6e"/>
    </style:style>
    <style:style style:name="T64" style:family="text">
      <style:text-properties officeooo:rsid="00cafa41"/>
    </style:style>
    <style:style style:name="T65" style:family="text">
      <style:text-properties officeooo:rsid="00cb5962"/>
    </style:style>
    <style:style style:name="T66" style:family="text">
      <style:text-properties officeooo:rsid="00cc2520"/>
    </style:style>
    <style:style style:name="T67" style:family="text">
      <style:text-properties officeooo:rsid="00cce18b"/>
    </style:style>
    <style:style style:name="T68" style:family="text">
      <style:text-properties officeooo:rsid="00ce2764"/>
    </style:style>
    <style:style style:name="T69" style:family="text">
      <style:text-properties officeooo:rsid="00cf2ffa"/>
    </style:style>
    <style:style style:name="T70" style:family="text">
      <style:text-properties officeooo:rsid="00cf8e11"/>
    </style:style>
    <style:style style:name="T71" style:family="text">
      <style:text-properties officeooo:rsid="00cfb24b"/>
    </style:style>
    <style:style style:name="T72" style:family="text">
      <style:text-properties officeooo:rsid="00d22e62"/>
    </style:style>
    <style:style style:name="T73" style:family="text">
      <style:text-properties officeooo:rsid="00d2350c"/>
    </style:style>
    <style:style style:name="T74" style:family="text">
      <style:text-properties officeooo:rsid="00d27837"/>
    </style:style>
    <style:style style:name="T75" style:family="text">
      <style:text-properties officeooo:rsid="00d7880d"/>
    </style:style>
    <style:style style:name="T76" style:family="text">
      <style:text-properties officeooo:rsid="00d8bec3"/>
    </style:style>
    <style:style style:name="T77" style:family="text">
      <style:text-properties officeooo:rsid="00d9f12a"/>
    </style:style>
    <style:style style:name="T78" style:family="text">
      <style:text-properties officeooo:rsid="00e0be25"/>
    </style:style>
    <style:style style:name="T79" style:family="text">
      <style:text-properties officeooo:rsid="00e24384"/>
    </style:style>
    <style:style style:name="T80" style:family="text">
      <style:text-properties officeooo:rsid="00e406f8"/>
    </style:style>
    <style:style style:name="T81" style:family="text">
      <style:text-properties officeooo:rsid="00e70fd7"/>
    </style:style>
    <style:style style:name="T82" style:family="text">
      <style:text-properties officeooo:rsid="00e8d6db"/>
    </style:style>
    <style:style style:name="T83" style:family="text">
      <style:text-properties officeooo:rsid="00eb4770"/>
    </style:style>
    <style:style style:name="T84" style:family="text">
      <style:text-properties officeooo:rsid="00ecf068"/>
    </style:style>
    <style:style style:name="T85" style:family="text">
      <style:text-properties officeooo:rsid="00ee8d45"/>
    </style:style>
    <style:style style:name="T86" style:family="text">
      <style:text-properties officeooo:rsid="00f249d7"/>
    </style:style>
    <style:style style:name="T87" style:family="text">
      <style:text-properties officeooo:rsid="00f4fb5a"/>
    </style:style>
    <style:style style:name="T88" style:family="text">
      <style:text-properties officeooo:rsid="00f61bfd"/>
    </style:style>
    <style:style style:name="T89" style:family="text">
      <style:text-properties officeooo:rsid="00f7cb16"/>
    </style:style>
    <style:style style:name="T90" style:family="text">
      <style:text-properties officeooo:rsid="00f9863c"/>
    </style:style>
    <style:style style:name="T91" style:family="text">
      <style:text-properties officeooo:rsid="00fb2b3a"/>
    </style:style>
    <style:style style:name="T92" style:family="text">
      <style:text-properties officeooo:rsid="00ff607b"/>
    </style:style>
    <style:style style:name="T93" style:family="text">
      <style:text-properties officeooo:rsid="0100aa2b"/>
    </style:style>
    <style:style style:name="T94" style:family="text">
      <style:text-properties officeooo:rsid="0101d81a"/>
    </style:style>
    <style:style style:name="T95" style:family="text">
      <style:text-properties officeooo:rsid="01028e2e"/>
    </style:style>
    <style:style style:name="T96" style:family="text">
      <style:text-properties officeooo:rsid="0103cf65"/>
    </style:style>
    <style:style style:name="T97" style:family="text">
      <style:text-properties officeooo:rsid="010471c9"/>
    </style:style>
    <style:style style:name="T98" style:family="text">
      <style:text-properties officeooo:rsid="0105b3ec"/>
    </style:style>
    <style:style style:name="T99" style:family="text">
      <style:text-properties officeooo:rsid="01066ce5"/>
    </style:style>
    <style:style style:name="T100" style:family="text">
      <style:text-properties officeooo:rsid="01084ffc"/>
    </style:style>
    <style:style style:name="T101" style:family="text">
      <style:text-properties fo:font-style="normal" fo:font-weight="normal"/>
    </style:style>
    <style:style style:name="T102" style:family="text">
      <style:text-properties style:font-name="sans-serif" fo:font-size="9.75pt" fo:font-style="normal" fo:font-weight="normal"/>
    </style:style>
    <style:style style:name="T103" style:family="text">
      <style:text-properties fo:font-size="9.75pt"/>
    </style:style>
    <style:style style:name="T104" style:family="text">
      <style:text-properties fo:font-size="9.75pt" fo:font-style="normal" fo:font-weight="normal"/>
    </style:style>
    <style:style style:name="T105" style:family="text">
      <style:text-properties fo:font-size="9.75pt" fo:font-style="normal" fo:font-weight="normal" officeooo:rsid="010a1f00"/>
    </style:style>
    <style:style style:name="T106" style:family="text">
      <style:text-properties fo:font-size="9.75pt" fo:font-style="normal" fo:font-weight="normal" officeooo:rsid="010bc42c"/>
    </style:style>
    <style:style style:name="T107" style:family="text">
      <style:text-properties fo:font-size="9.75pt" fo:font-style="normal" fo:font-weight="normal" officeooo:rsid="010dca9e"/>
    </style:style>
    <style:style style:name="T108" style:family="text">
      <style:text-properties fo:font-size="9.75pt" fo:font-style="normal" fo:font-weight="normal" officeooo:rsid="010e3bf7"/>
    </style:style>
    <style:style style:name="T109" style:family="text">
      <style:text-properties fo:font-variant="normal" fo:text-transform="none" fo:color="#333333" style:font-name="sans-serif" fo:font-size="9.75pt" fo:letter-spacing="normal" fo:font-style="normal" fo:font-weight="normal"/>
    </style:style>
    <style:style style:name="T110" style:family="text">
      <style:text-properties fo:font-variant="normal" fo:text-transform="none" fo:color="#333333" fo:font-size="9.75pt" fo:letter-spacing="normal" fo:font-style="normal" fo:font-weight="normal"/>
    </style:style>
    <style:style style:name="T111" style:family="text">
      <style:text-properties fo:font-variant="normal" fo:text-transform="none" fo:color="#333333" fo:font-size="9.75pt" fo:letter-spacing="normal" fo:font-style="normal" fo:font-weight="normal" officeooo:rsid="010dca9e"/>
    </style:style>
    <style:style style:name="T112" style:family="text">
      <style:text-properties fo:font-variant="normal" fo:text-transform="none" fo:color="#0782c1" style:font-name="sans-serif" fo:font-size="9.75pt" fo:letter-spacing="normal" fo:font-style="normal" fo:font-weight="normal"/>
    </style:style>
    <style:style style:name="T113" style:family="text">
      <style:text-properties officeooo:rsid="010897dc"/>
    </style:style>
    <style:style style:name="T114" style:family="text">
      <style:text-properties fo:font-size="8pt" fo:font-style="normal" fo:font-weight="normal" style:font-size-asian="8pt" style:font-size-complex="8pt"/>
    </style:style>
    <style:style style:name="T115" style:family="text">
      <style:text-properties officeooo:rsid="0110023a"/>
    </style:style>
    <style:style style:name="T116" style:family="text">
      <style:text-properties officeooo:rsid="0113a76b"/>
    </style:style>
    <style:style style:name="T117" style:family="text"/>
    <style:style style:name="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5" text:outline-level="1">vnStatSVG: Monitor network traffic of Linux host, cluster and embedded device</text:h>
      <text:p text:style-name="P25">by falcon &lt;wuzhangjin@gmail.com&gt; of TinyLab.org<text:line-break/>2013/08/03 02:33</text:p>
      <text:h text:style-name="P36" text:outline-level="2">1. Introduction</text:h>
      <text:p text:style-name="P25">vnStatSVG is a lightweight AJAX based web front-end for network traffic monitoring.</text:p>
      <text:p text:style-name="P28"><text:span text:style-name="T109">To use it, its backend vnStat: </text:span><text:a xlink:type="simple" xlink:href="http://humdi.net/vnstat/"><text:span text:style-name="T112">http://humdi.net/vnstat/</text:span></text:a><text:span text:style-name="T109"> must be installed at first.</text:span></text:p>
      <text:p text:style-name="P25">It only requires a CGI-supported http server but also generates a graphical report with SVG output, Compare to its counterparts, it has such features:</text:p>
      <text:list xml:id="list255969877" text:style-name="L2">
        <text:list-item>
          <text:p text:style-name="P30">Generates graphic output dynamically with SVG and AJAX</text:p>
        </text:list-item>
        <text:list-item>
          <text:p text:style-name="P30">Not only works with Apache but also works with Busybox httpd and even any other lightweight httpd servers</text:p>
        </text:list-item>
        <text:list-item>
          <text:p text:style-name="P30">Only need CGI support, No PHP and other modules needed</text:p>
        </text:list-item>
        <text:list-item>
          <text:p text:style-name="P30">Need very little bandwidth consumption for only transfer few data in XML format, the XSL, js and CSS files only need to transfer once</text:p>
        </text:list-item>
        <text:list-item>
          <text:p text:style-name="P30">Supports to monitor multi-interfaces (eth0, eth1...) of a single host</text:p>
        </text:list-item>
        <text:list-item>
          <text:p text:style-name="P30">Supports to monitor multi-hosts (of a cluster) in one window</text:p>
        </text:list-item>
        <text:list-item>
          <text:p text:style-name="P30">Supports multi-protocols(http, ftp, file and even ssh) of transferring data between target hosts and the service host</text:p>
        </text:list-item>
        <text:list-item>
          <text:p text:style-name="P30">Support different web browsers, the latest chromium and firefox have been tested</text:p>
        </text:list-item>
        <text:list-item>
          <text:p text:style-name="P33">Support multi XML data dump methods, include a shell script version, a standalone C version and a 'plugin' to the official vnStat (only 1.6 currently)</text:p>
        </text:list-item>
      </text:list>
      <text:p text:style-name="P25">In a word, vnStatSVG is friendly to generic Linux hosts, severs, embedded Linux systems and even Linux clusters.</text:p>
      <text:p text:style-name="P28"><text:soft-page-break/><text:span text:style-name="T109">This project is launched by Falcon in 2008 when I was a student and it has been hosted in </text:span><text:a xlink:type="simple" xlink:href="http://sourceforge.net/projects/vnstatsvg/"><text:span text:style-name="T112">http://sourceforge.net/projects/vnstatsvg/</text:span></text:a><text:span text:style-name="T109">, the previous latest version is 1.0.7, after that, I moved to other topics and stopped its update.</text:span></text:p>
      <text:p text:style-name="P28"><text:span text:style-name="T109">In the past 2 weeks, I started to reactivate this project and continue its maintaining,  now, It is hosted in gitorious.org: </text:span><text:a xlink:type="simple" xlink:href="http://gitorious.org/tinylab"><text:span text:style-name="T112">http://gitorious.org/tinylab</text:span></text:a><text:span text:style-name="T109"> for its friendly git access, see its repository address:</text:span></text:p>
      <text:list xml:id="list1888836466" text:style-name="L3">
        <text:list-item>
          <text:p text:style-name="P31"><text:span text:style-name="T109">Git homepage: </text:span><text:a xlink:type="simple" xlink:href="http://gitorious.org/tinylab/vnstatsvg"><text:span text:style-name="T112">http://gitorious.org/tinylab/vnstatsvg</text:span></text:a></text:p>
        </text:list-item>
        <text:list-item>
          <text:p text:style-name="P34">Git repository: git://gitorious.org/tinylab/vnstatsvg.git</text:p>
        </text:list-item>
      </text:list>
      <text:p text:style-name="P25">The 1st release candidate of version 2.0 is ready, it has fixed up some issues found in the early 1.0.7 and has added some new features. In the coming 2.0 release, no more new functions will be added, but new fixups will be added to make those new features become stable enough.</text:p>
      <text:h text:style-name="P36" text:outline-level="2">2. Take a look at a demo site</text:h>
      <text:p text:style-name="P25">Before getting start to download, install and use vnStatSVG, Let's take a look at its demonstration site hosted on TinyLab.org:</text:p>
      <text:p text:style-name="P28"><text:a xlink:type="simple" xlink:href="http://tinylab.org/vnstatsvg/"><text:span text:style-name="T112">http://tinylab.org/vnstatsvg/</text:span></text:a></text:p>
      <text:p text:style-name="P25">Open your chromium or firefox to access it, you should be able to get such a simple entry:</text:p>
      <text:p text:style-name="P26"><text:soft-page-break/><draw:frame draw:style-name="fr2" draw:name="graphics1" text:anchor-type="as-char" svg:width="5.322in" svg:height="3.2957in" draw:z-index="0"><draw:image xlink:href="http://www.tinylab.org/wp-content/uploads/file/vnstatsvg-homepage.png" xlink:type="simple" xlink:show="embed" xlink:actuate="onLoad"/></draw:frame></text:p>
      <text:p text:style-name="P25">Take a look at the left sidebar, a list of hosts and the according network interfaces are present, hit any of them, you will get the hidden menu out:</text:p>
      <text:p text:style-name="P26"><text:soft-page-break/><draw:frame draw:style-name="fr2" draw:name="graphics2" text:anchor-type="as-char" svg:width="5.4819in" svg:height="3.1563in" draw:z-index="1"><draw:image xlink:href="http://www.tinylab.org/wp-content/uploads/file/vnstatsvg-sidebar.png" xlink:type="simple" xlink:show="embed" xlink:actuate="onLoad"/></draw:frame></text:p>
      <text:p text:style-name="P25">Now, 6 different entries come out and the right part tells us the current monitored network host and interface, and allows us to monitor network traffic via click the entries, use "Hour" data as an example:</text:p>
      <text:p text:style-name="P26"><text:soft-page-break/><draw:frame draw:style-name="fr2" draw:name="graphics3" text:anchor-type="as-char" svg:width="5.5154in" svg:height="5.3047in" draw:z-index="2"><draw:image xlink:href="http://www.tinylab.org/wp-content/uploads/file/vnstatsvg-network-traffic-per-hour.png" xlink:type="simple" xlink:show="embed" xlink:actuate="onLoad"/></draw:frame></text:p>
      <text:p text:style-name="P28"><text:soft-page-break/><text:span text:style-name="T109">The output include two parts, one is in SVG format, another is its original data listed in a table. The output style of the left entries are basically the same but with different data, the 'Second' entry is a little different, this data is not generated by the vnStat backend, but collected from the Linux network traffic statistic interface: </text:span><text:span text:style-name="Strong_20_Emphasis"><text:span text:style-name="T109">/proc/net/dev</text:span></text:span><text:span text:style-name="T109"> directly every second, so, it is 'real time' data.</text:span></text:p>
      <text:p text:style-name="P25">To monitor the other hosts and their interfaces, we can simply click them on the left sidebar and get the network traffic of "Summary", "top10 day", "per day", "per month", "per hour" and "per second".</text:p>
      <text:h text:style-name="P36" text:outline-level="2">3. Getting start with the lightweight backend: vnStat</text:h>
      <text:p text:style-name="P25">Take a look at its offical introduction at first:</text:p>
      <text:p text:style-name="P40">vnStat is a console-based network traffic monitor for Linux and BSD that keeps a log of network traffic for the selected interface(s). It uses the network interface statistics provided by the kernel as information source. This means that vnStat won't actually be sniffing any traffic and also ensures light use of system resources. However, in Linux at least a 2.2 series kernel is required.</text:p>
      <text:p text:style-name="P28"><text:span text:style-name="T109">In Linux, as we mentioned above, the network traffic statistic interface is </text:span><text:span text:style-name="Strong_20_Emphasis"><text:span text:style-name="T109">/proc/net/dev/</text:span></text:span><text:span text:style-name="T109">, it's output looks below:</text:span></text:p>
      <text:p text:style-name="P48">$ cat /proc/net/dev</text:p>
      <text:p text:style-name="P41">Inter-| <text:s text:c="2"/>Receive <text:s text:c="47"/>| <text:s/>Transmit</text:p>
      <text:p text:style-name="P42"><text:s/><text:span text:style-name="T104">face |bytes <text:s text:c="3"/>packets errs drop fifo frame compressed multicast|bytes <text:s text:c="3"/>packets errs drop fifo colls carrier compressed</text:span></text:p>
      <text:p text:style-name="P42"><text:s text:c="2"/><text:span text:style-name="T104">eth0: 180272431 <text:s/>154277 <text:s text:c="3"/>0 <text:s text:c="3"/>0 <text:s text:c="3"/>0 <text:s text:c="4"/>0 <text:s text:c="9"/>0 <text:s text:c="8"/>0 17004672 <text:s/>153875 <text:s text:c="3"/>0 <text:s text:c="3"/>0 <text:s text:c="3"/>0 <text:s text:c="4"/>0 <text:s text:c="6"/>0 <text:s text:c="9"/>0</text:span></text:p>
      <text:p text:style-name="P56"><text:s text:c="4"/><text:span text:style-name="T104">lo: 1020338 <text:s text:c="3"/>8975 <text:s text:c="3"/>0 <text:s text:c="3"/>0 <text:s text:c="3"/>0 <text:s text:c="4"/>0 <text:s text:c="9"/>0 <text:s text:c="8"/>0 <text:s/>1020338 <text:s text:c="3"/>8975 <text:s text:c="3"/>0 <text:s text:c="3"/>0 <text:s text:c="3"/>0 <text:s text:c="4"/>0 <text:s text:c="6"/>0 <text:s text:c="9"/>0</text:span></text:p>
      <text:p text:style-name="P28"><text:span text:style-name="T109">As we can see, the </text:span><text:span text:style-name="Strong_20_Emphasis"><text:span text:style-name="Emphasis"><text:span text:style-name="T109">bytes</text:span></text:span></text:span><text:span text:style-name="T109"> and </text:span><text:span text:style-name="Emphasis"><text:span text:style-name="Strong_20_Emphasis"><text:span text:style-name="T109">packets</text:span></text:span></text:span><text:span text:style-name="T109"> </text:span><text:span text:style-name="Strong_20_Emphasis"><text:span text:style-name="Emphasis"><text:span text:style-name="T109">received</text:span></text:span></text:span><text:span text:style-name="T109"> and </text:span><text:span text:style-name="Emphasis"><text:span text:style-name="Strong_20_Emphasis"><text:span text:style-name="T109">transmitted</text:span></text:span></text:span><text:span text:style-name="T109"> of each network interfaces (eth0, lo...) have been listed.</text:span></text:p>
      <text:p text:style-name="P28"><text:span text:style-name="T109">But as we know, the files in </text:span><text:span text:style-name="Strong_20_Emphasis"><text:span text:style-name="T109">/proc</text:span></text:span><text:span text:style-name="T109"> file system is in memory, which will be lost after system reboot, so, vnStat is written to save the data to a persistent file in a disk.</text:span></text:p>
      <text:p text:style-name="P25"><text:soft-page-break/>To save the data timely, vnStat should be run periodically, for example, get the data in every 5 seconds and provide data as fresh as possible, but to save cpu and power cost, the period should be not too small, 5 seconds should be enough for daily statistic.</text:p>
      <text:p text:style-name="P23">3.1 Install and use vnStat on Ubuntu</text:p>
      <text:p text:style-name="P25">Now, Let's install vnStat in Ubuntu at first:</text:p>
      <text:p text:style-name="P55">$ sudo apt-get install vnstat</text:p>
      <text:p text:style-name="P25">Ubuntu will install a daemon to execute vnStat periodically, no need to setup a cron service or write your own daemon again:</text:p>
      <text:p text:style-name="P48">$ ps -ef | grep vnstat</text:p>
      <text:p text:style-name="P57">root <text:s text:c="5"/>1371 <text:s text:c="4"/>1 <text:s/>0 Aug02 ? <text:s text:c="7"/>00:00:00 /usr/sbin/vnstatd -d</text:p>
      <text:p text:style-name="P25">Now, let's take a look at how to use it, firstly, Let's overview its options:</text:p>
      <text:p text:style-name="P48">$ vnstat --help</text:p>
      <text:p text:style-name="P42"><text:s/><text:span text:style-name="T104">vnStat 1.11 by Teemu Toivola </text:span></text:p>
      <text:p text:style-name="P46"/>
      <text:p text:style-name="P42"><text:s text:c="9"/><text:span text:style-name="T104">-q, <text:s/>--query <text:s text:c="9"/>query database</text:span></text:p>
      <text:p text:style-name="P42"><text:s text:c="9"/><text:span text:style-name="T104">-h, <text:s/>--hours <text:s text:c="9"/>show hours</text:span></text:p>
      <text:p text:style-name="P42"><text:s text:c="9"/><text:span text:style-name="T104">-d, <text:s/>--days <text:s text:c="10"/>show days</text:span></text:p>
      <text:p text:style-name="P42"><text:s text:c="9"/><text:span text:style-name="T104">-m, <text:s/>--months <text:s text:c="8"/>show months</text:span></text:p>
      <text:p text:style-name="P42"><text:s text:c="9"/><text:span text:style-name="T104">-w, <text:s/>--weeks <text:s text:c="9"/>show weeks</text:span></text:p>
      <text:p text:style-name="P42"><text:s text:c="9"/><text:span text:style-name="T104">-t, <text:s/>--top10 <text:s text:c="9"/>show top10</text:span></text:p>
      <text:p text:style-name="P42"><text:s text:c="9"/><text:span text:style-name="T104">-s, <text:s/>--short <text:s text:c="9"/>use short output</text:span></text:p>
      <text:p text:style-name="P42"><text:s text:c="9"/><text:span text:style-name="T104">-u, <text:s/>--update <text:s text:c="8"/>update database</text:span></text:p>
      <text:p text:style-name="P42"><text:s text:c="9"/><text:span text:style-name="T104">-i, <text:s/>--iface <text:s text:c="9"/>select interface (default: eth0)</text:span></text:p>
      <text:p text:style-name="P42"><text:s text:c="9"/><text:span text:style-name="T104">-?, <text:s/>--help <text:s text:c="10"/>short help</text:span></text:p>
      <text:p text:style-name="P42"><text:s text:c="9"/><text:span text:style-name="T104">-v, <text:s/>--version <text:s text:c="7"/>show version</text:span></text:p>
      <text:p text:style-name="P42"><text:s text:c="9"/><text:span text:style-name="T104">-tr, --traffic <text:s text:c="7"/>calculate traffic</text:span></text:p>
      <text:p text:style-name="P42"><text:s text:c="9"/><text:span text:style-name="T104">-ru, --rateunit <text:s text:c="6"/>swap configured rate unit</text:span></text:p>
      <text:p text:style-name="P42"><text:s text:c="9"/><text:span text:style-name="T104">-l, <text:s/>--live <text:s text:c="10"/>show transfer rate in real time</text:span></text:p>
      <text:p text:style-name="P46"/>
      <text:p text:style-name="P57"><text:soft-page-break/>See also "--longhelp" for complete options list and "man vnstat".</text:p>
      <text:p text:style-name="P28"><text:span text:style-name="T109">And show its daily traffic with the </text:span><text:span text:style-name="Strong_20_Emphasis"><text:span text:style-name="T109">-t</text:span></text:span><text:span text:style-name="T109"> option:</text:span></text:p>
      <text:p text:style-name="P53">$ vnstat -t</text:p>
      <text:p text:style-name="P47"/>
      <text:p text:style-name="P45"><text:s/><text:span text:style-name="T101">eth0 <text:s/>/ <text:s/>top 10</text:span></text:p>
      <text:p text:style-name="P47"/>
      <text:p text:style-name="P45"><text:s text:c="4"/><text:span text:style-name="T101"># <text:s text:c="5"/>day <text:s text:c="9"/>rx <text:s text:c="5"/>| <text:s text:c="4"/>tx <text:s text:c="5"/>| <text:s text:c="3"/>total <text:s text:c="3"/>| <text:s text:c="2"/>avg. rate</text:span></text:p>
      <text:p text:style-name="P45"><text:s text:c="3"/><text:span text:style-name="T101">-----------------------------+-------------+-------------+---------------</text:span></text:p>
      <text:p text:style-name="P45"><text:s text:c="4"/><text:span text:style-name="T101">1 <text:s text:c="2"/>07/27/13 <text:s text:c="6"/>1.09 GiB | <text:s text:c="3"/>1.28 GiB | <text:s text:c="3"/>2.38 GiB | <text:s/>230.62 kbit/s</text:span></text:p>
      <text:p text:style-name="P45"><text:s text:c="4"/><text:span text:style-name="T101">2 <text:s text:c="2"/>07/07/13 <text:s text:c="6"/>1.00 GiB | <text:s/>179.97 MiB | <text:s text:c="3"/>1.17 GiB | <text:s/>113.84 kbit/s</text:span></text:p>
      <text:p text:style-name="P45"><text:s text:c="4"/><text:span text:style-name="T101">3 <text:s text:c="2"/>06/29/13 <text:s text:c="4"/>636.57 MiB | <text:s/>246.67 MiB | <text:s/>883.24 MiB | <text:s text:c="2"/>83.74 kbit/s</text:span></text:p>
      <text:p text:style-name="P45"><text:s text:c="4"/><text:span text:style-name="T101">4 <text:s text:c="2"/>07/16/13 <text:s text:c="4"/>792.17 MiB | <text:s text:c="2"/>35.14 MiB | <text:s/>827.31 MiB | <text:s text:c="2"/>78.44 kbit/s</text:span></text:p>
      <text:p text:style-name="P45"><text:s text:c="4"/><text:span text:style-name="T101">5 <text:s text:c="2"/>07/21/13 <text:s text:c="4"/>679.28 MiB | <text:s text:c="2"/>97.92 MiB | <text:s/>777.21 MiB | <text:s text:c="2"/>73.69 kbit/s</text:span></text:p>
      <text:p text:style-name="P45"><text:s text:c="4"/><text:span text:style-name="T101">6 <text:s text:c="2"/>07/20/13 <text:s text:c="4"/>421.73 MiB | <text:s text:c="2"/>87.03 MiB | <text:s/>508.76 MiB | <text:s text:c="2"/>48.24 kbit/s</text:span></text:p>
      <text:p text:style-name="P45"><text:s text:c="4"/><text:span text:style-name="T101">7 <text:s text:c="2"/>07/06/13 <text:s text:c="4"/>466.12 MiB | <text:s text:c="2"/>27.79 MiB | <text:s/>493.91 MiB | <text:s text:c="2"/>46.83 kbit/s</text:span></text:p>
      <text:p text:style-name="P45"><text:s text:c="4"/><text:span text:style-name="T101">8 <text:s text:c="2"/>07/24/13 <text:s text:c="4"/>394.07 MiB | <text:s text:c="2"/>57.00 MiB | <text:s/>451.07 MiB | <text:s text:c="2"/>42.77 kbit/s</text:span></text:p>
      <text:p text:style-name="P45"><text:s text:c="4"/><text:span text:style-name="T101">9 <text:s text:c="2"/>07/30/13 <text:s text:c="4"/>386.93 MiB | <text:s text:c="2"/>38.82 MiB | <text:s/>425.74 MiB | <text:s text:c="2"/>40.37 kbit/s</text:span></text:p>
      <text:p text:style-name="P45"><text:s text:c="3"/><text:span text:style-name="T101">10 <text:s text:c="2"/>06/30/13 <text:s text:c="4"/>374.99 MiB | <text:s text:c="2"/>28.08 MiB | <text:s/>403.07 MiB | <text:s text:c="2"/>38.22 kbit/s</text:span></text:p>
      <text:p text:style-name="P58"><text:s text:c="3"/><text:span text:style-name="T101">-----------------------------+-------------+-------------+---------------</text:span></text:p>
      <text:p text:style-name="P28"><text:span text:style-name="T109">Note, if without the </text:span><text:span text:style-name="Strong_20_Emphasis"><text:span text:style-name="T109">-i</text:span></text:span><text:span text:style-name="T109"> option, the default interface is '</text:span><text:span text:style-name="Strong_20_Emphasis"><text:span text:style-name="T109">eth0</text:span></text:span><text:span text:style-name="T109">'. To update the data and store it to the database immediately, use the </text:span><text:span text:style-name="Strong_20_Emphasis"><text:span text:style-name="T109">-u</text:span></text:span><text:span text:style-name="T109"> option:</text:span></text:p>
      <text:p text:style-name="P55">$ vnstat -u -i eth0</text:p>
      <text:p text:style-name="P28"><text:span text:style-name="T109">If want to learn more options, please use </text:span><text:span text:style-name="Strong_20_Emphasis"><text:span text:style-name="T109">--longhelp</text:span></text:span><text:span text:style-name="T109"> option or access its homepage: </text:span><text:a xlink:type="simple" xlink:href="http://humdi.net/vnstat/"><text:span text:style-name="T112">http://humdi.net/vnstat/</text:span></text:a></text:p>
      <text:p text:style-name="P28"><text:span text:style-name="T109">The default database used by vnStat is under </text:span><text:span text:style-name="Strong_20_Emphasis"><text:span text:style-name="T109">/var/lib/vnstat/</text:span></text:span><text:span text:style-name="T109">, the database are named with the interface name. the database format is specifically designed by the author of vnStat, it can be parsed by vnStat itself, so, no extra db tool required. The default configure file is installed to </text:span><text:span text:style-name="Strong_20_Emphasis"><text:span text:style-name="T109">/etc/vnstat.conf</text:span></text:span><text:span text:style-name="T109">, you can configure the default interface and database store directory there.</text:span></text:p>
      <text:p text:style-name="P23"><text:soft-page-break/>3.2 Compile and Install vnStat from source code</text:p>
      <text:p text:style-name="P25">To use vnStat for a platform without prebuilt packages, specially for a new created embedded system, we may need to compile and even cross compile vnStat from source code and configure it ourselves, Herein will discuss it.</text:p>
      <text:p text:style-name="P28"><text:span text:style-name="T109">Download the latest version from its homepage: </text:span><text:a xlink:type="simple" xlink:href="http://humdi.net/vnstat/"><text:span text:style-name="T112">http://humdi.net/vnstat/</text:span></text:a><text:span text:style-name="T109"> and decompress it:</text:span></text:p>
      <text:p text:style-name="P50"><text:s text:c="8"/><text:span text:style-name="T104">$ wget -c http://humdi.net/vnstat/vnstat-1.11.tar.gz</text:span></text:p>
      <text:p text:style-name="P56"><text:s text:c="8"/><text:span text:style-name="T104">$ tar zxf vnstat-1.11.tar.gz</text:span></text:p>
      <text:p text:style-name="P25">And now, compile it and install it:</text:p>
      <text:p text:style-name="P55">$ make &amp;&amp; make install</text:p>
      <text:p text:style-name="P28"><text:span text:style-name="T109">Then, let </text:span><text:span text:style-name="Strong_20_Emphasis"><text:span text:style-name="T109">cron</text:span></text:span><text:span text:style-name="T109"> service update the database periodically with the default cron config file: </text:span><text:span text:style-name="Strong_20_Emphasis"><text:span text:style-name="T109">examples/vnstat.cron</text:span></text:span><text:span text:style-name="T109">, copy it to </text:span><text:span text:style-name="Strong_20_Emphasis"><text:span text:style-name="T109">/etc/cron.d/</text:span></text:span><text:span text:style-name="T109"> or use "</text:span><text:span text:style-name="Strong_20_Emphasis"><text:span text:style-name="T109">crontab -e</text:span></text:span><text:span text:style-name="T109">" command to edit it. Herein, will introduce a simple daemon written in shell script which works like cron but without its dependency, which allows us to update on the embedded system without the installation of a cron service, see below:</text:span></text:p>
      <text:p text:style-name="P48">#!/bin/sh</text:p>
      <text:p text:style-name="P41"># vnstat-update.sh -- a simple daemon to update database of vnstat in specified period</text:p>
      <text:p text:style-name="P41">VNSTAT=/usr/bin/vnstat</text:p>
      <text:p text:style-name="P41">IFACE=eth0</text:p>
      <text:p text:style-name="P41">PERIOD=5</text:p>
      <text:p text:style-name="P46"/>
      <text:p text:style-name="P41">while :;</text:p>
      <text:p text:style-name="P41">do</text:p>
      <text:p text:style-name="P42"><text:s text:c="8"/><text:span text:style-name="T104">$VNSTAT -u -i $IFACE</text:span></text:p>
      <text:p text:style-name="P42"><text:s text:c="8"/><text:span text:style-name="T104">sleep $PERIOD</text:span></text:p>
      <text:p text:style-name="P57">done</text:p>
      <text:p text:style-name="P28"><text:span text:style-name="T109">Save the above script to </text:span><text:span text:style-name="Strong_20_Emphasis"><text:span text:style-name="T109">/usr/bin</text:span></text:span><text:span text:style-name="T109"> and append a simple line at the end of your system's </text:span><text:span text:style-name="Strong_20_Emphasis"><text:span text:style-name="T109">/etc/rc.local</text:span></text:span><text:span text:style-name="T109"> (or similar script file will run during boot) may let it work.</text:span></text:p>
      <text:p text:style-name="P55"><text:soft-page-break/>/usr/bin/vnstat-update.sh &amp;</text:p>
      <text:p text:style-name="P23">3.3 Cross compile it for ARM platform</text:p>
      <text:p text:style-name="P25">vnStat itself support cross compling, but no direct method, herein, let's discuss how to compile it for ARM platform as an example.</text:p>
      <text:p text:style-name="P25">Firstly, let's install a cross compiler, in Ubuntu 12.10 (or newer) host, we can simply install it:</text:p>
      <text:p text:style-name="P55">$ sudo apt-get install gcc-arm-linux-gnueabi</text:p>
      <text:p text:style-name="P28"><text:span text:style-name="T109">If on other Linux systems which don't provide a prebuilt cross compiler package, install the Linaro one from: </text:span><text:a xlink:type="simple" xlink:href="https://launchpad.net/linaro-toolchain-binaries"><text:span text:style-name="T112">https://launchpad.net/linaro-toolchain-binaries</text:span></text:a></text:p>
      <text:p text:style-name="P28"><text:span text:style-name="T109">Now, Let's cross compile vnStat, at first, should replace the </text:span><text:span text:style-name="Strong_20_Emphasis"><text:span text:style-name="T109">host gcc</text:span></text:span><text:span text:style-name="T109"> with </text:span><text:span text:style-name="Strong_20_Emphasis"><text:span text:style-name="T109">cross gcc</text:span></text:span><text:span text:style-name="T109">:</text:span></text:p>
      <text:p text:style-name="P48">$ sed -i -e "s/gcc/arm-linux-gnueabi-gcc/g" src/Makefile</text:p>
      <text:p text:style-name="P57">$ make</text:p>
      <text:p text:style-name="P28"><text:span text:style-name="T109">If want a standalone binary, link it statically with "</text:span><text:span text:style-name="Strong_20_Emphasis"><text:span text:style-name="T109">-static</text:span></text:span><text:span text:style-name="T109">", Let's configure it for </text:span><text:span text:style-name="Strong_20_Emphasis"><text:span text:style-name="T109">CFLAGS</text:span></text:span><text:span text:style-name="T109">:</text:span></text:p>
      <text:p text:style-name="P55">$ sed -i -e "s/\-O2/\-static \-O2/g" src/Makefile</text:p>
      <text:p text:style-name="P25">Afterwards, we will get a ARM binary:</text:p>
      <text:p text:style-name="P48">$ file src/vnstat</text:p>
      <text:p text:style-name="P57">src/vnstat: ELF 32-bit LSB executable, ARM, version 1 (SYSV), dynamically linked (uses shared libs), for GNU/Linux 2.6.31, BuildID[sha1]=0xbb188e3e644cee77282f1d99652aae0285062607, not stripped</text:p>
      <text:p text:style-name="P28"><text:span text:style-name="T109">Then, install it to the target system specified with </text:span><text:span text:style-name="Strong_20_Emphasis"><text:span text:style-name="T109">DESTDIR</text:span></text:span><text:span text:style-name="T109"> environment variable, Let's assume the target embedded system is </text:span><text:span text:style-name="Strong_20_Emphasis"><text:span text:style-name="T109">../target</text:span></text:span><text:span text:style-name="T109">. To install it, we should at first specify the right </text:span><text:span text:style-name="Strong_20_Emphasis"><text:span text:style-name="T109">cross strip</text:span></text:span><text:span text:style-name="T109"> for the </text:span><text:span text:style-name="Strong_20_Emphasis"><text:span text:style-name="T109">install</text:span></text:span><text:span text:style-name="T109"> command and then install to </text:span><text:span text:style-name="Strong_20_Emphasis"><text:span text:style-name="T109">../target</text:span></text:span><text:span text:style-name="T109">:</text:span></text:p>
      <text:p text:style-name="P48">$ sed -i -e "s/install -s/install -s --strip-program=arm-linux-gnueabi-strip/g" Makefile</text:p>
      <text:p text:style-name="P41"><text:soft-page-break/>$ mkdir ../target/</text:p>
      <text:p text:style-name="P57">$ DESTDIR=../target/ make install</text:p>
      <text:p text:style-name="P28"><text:span text:style-name="T109">At last, configure your cron service or start our </text:span><text:span text:style-name="Strong_20_Emphasis"><text:span text:style-name="T109">vnstat-update.sh</text:span></text:span><text:span text:style-name="T109"> or use the just built </text:span><text:span text:style-name="Strong_20_Emphasis"><text:span text:style-name="T109">vnstatd</text:span></text:span><text:span text:style-name="T109"> service. Please get more help from the </text:span><text:span text:style-name="Strong_20_Emphasis"><text:span text:style-name="T109">INSTALL</text:span></text:span><text:span text:style-name="T109"> file in the root directory of vnStat's source code.</text:span></text:p>
      <text:h text:style-name="P36" text:outline-level="2">4. Install vnStatSVG for different systems</text:h>
      <text:p text:style-name="P25">In theory, vnStatSVG is available for any Linux platforms which have installed a CGI supported web server, but we have only tested it on Ubuntu and a Busybox based embedded system, so, we will only discuss its installation on Ubuntu and on a Busybox based embedded system.</text:p>
      <text:p text:style-name="P23">4.1 Install vnStatSVG for Ubuntu</text:p>
      <text:p text:style-name="P25">At first, Let's install the web server: apache2:</text:p>
      <text:p text:style-name="P55">$ sudo apt-get install apache2</text:p>
      <text:p text:style-name="P28"/>
      <text:p text:style-name="P25">Then, Let's clone the latest version from its git repository:</text:p>
      <text:p text:style-name="P48">$ git clone git://gitorious.org/tinylab/vnstatsvg.git</text:p>
      <text:p text:style-name="P57">$ cd vnstatsvg</text:p>
      <text:p text:style-name="P25">And then, configure and install it:</text:p>
      <text:p text:style-name="P48">$ ./configure</text:p>
      <text:p text:style-name="P41">$ make</text:p>
      <text:p text:style-name="P41">$ sudo -s</text:p>
      <text:p text:style-name="P57">$ make install</text:p>
      <text:p text:style-name="P25">By default, files under src/admin will be installed to the web root: /var/www, and files under src/cgi-bin will be installed to the cgi-bin root /usr/lib/cgi-bin. <text:span text:style-name="T115">The last section will show which files should be installed.</text:span> If want to customize the installation targets, please get help below:</text:p>
      <text:p text:style-name="P48">$ ./configure -h</text:p>
      <text:p text:style-name="P42"><text:soft-page-break/><text:s/><text:span text:style-name="T104">Usage: </text:span></text:p>
      <text:p text:style-name="P42"><text:s text:c="6"/><text:span text:style-name="T104">$ ./configure -c /path/to/cgi-bin </text:span></text:p>
      <text:p text:style-name="P42"><text:s text:c="20"/><text:span text:style-name="T104">-w /path/to/web-root</text:span></text:p>
      <text:p text:style-name="P42"><text:s text:c="20"/><text:span text:style-name="T104">-d a directory in web-root</text:span></text:p>
      <text:p text:style-name="P42"><text:s text:c="20"/><text:span text:style-name="T104">-m [c|p|shell]</text:span></text:p>
      <text:p text:style-name="P42"><text:s text:c="20"/><text:span text:style-name="T104">-h get help</text:span></text:p>
      <text:p text:style-name="P42"><text:s text:c="32"/></text:p>
      <text:p text:style-name="P42"><text:s text:c="2"/><text:span text:style-name="T104">-c indicates the cgi-bin directory</text:span></text:p>
      <text:p text:style-name="P42"><text:s text:c="2"/><text:span text:style-name="T104">-w indicates the web root directory</text:span></text:p>
      <text:p text:style-name="P42"><text:s text:c="2"/><text:span text:style-name="T104">-d indicates a directory in web root to store the index page of vnstatsvg</text:span></text:p>
      <text:p text:style-name="P42"><text:s text:c="2"/><text:span text:style-name="T104">-m indicates the method to dump XML data, there are three choices, one is </text:span></text:p>
      <text:p text:style-name="P42"><text:s text:c="5"/><text:span text:style-name="T104">using vnStatXML(c), another is using (shell) script with the --dumpdb option</text:span></text:p>
      <text:p text:style-name="P42"><text:s text:c="5"/><text:span text:style-name="T104">provided by vnStat. the third is using the --dumpxml option after patch vnStat</text:span></text:p>
      <text:p text:style-name="P42"><text:s text:c="5"/><text:span text:style-name="T104">with vnStatXML.</text:span></text:p>
      <text:p text:style-name="P56"><text:s text:c="2"/><text:span text:style-name="T104">-h print this information</text:span></text:p>
      <text:p text:style-name="P25">To cross compile it with static linking:</text:p>
      <text:p text:style-name="P48">$ ./configure</text:p>
      <text:p text:style-name="P41">$ make CFLAGS=" -static " CROSS_COMPILE=arm-linux-gnueabi-</text:p>
      <text:p text:style-name="P57">$ make install</text:p>
      <text:p text:style-name="P25">Now, you should be able to access vnstatsvg web service, open http://localhost in your chromium or firefox browser. It will only list the default demo host and interface we have added:</text:p>
      <text:p text:style-name="P26"><text:soft-page-break/><draw:frame draw:style-name="fr2" draw:name="graphics4" text:anchor-type="as-char" svg:width="5.7299in" svg:height="3.6236in" draw:z-index="3"><draw:image xlink:href="http://www.tinylab.org/wp-content/uploads/file/vnstatsvg-default-homepage.png" xlink:type="simple" xlink:show="embed" xlink:actuate="onLoad"/></draw:frame></text:p>
      <text:p text:style-name="P25">To monitor your own host and interface, you can modify /var/www/sidebar.xml, for example, monitor eth0 of localhost:</text:p>
      <text:p text:style-name="P48">$ cat /var/www/sidebar.xml</text:p>
      <text:p text:style-name="P44"><text:span text:style-name="T108">&lt;?xml version='1.0' encoding='UTF-8' standalone='no' ?&gt;</text:span></text:p>
      <text:p text:style-name="P44"><text:span text:style-name="T108">&lt;sidebar id="sidebar"&gt;</text:span></text:p>
      <text:p text:style-name="P44"><text:span text:style-name="T108">&lt;iface&gt;</text:span></text:p>
      <text:p text:style-name="P44"><text:span text:style-name="T108"><text:tab/>&lt;name&gt;eth0&lt;/name&gt;</text:span></text:p>
      <text:p text:style-name="P44"><text:span text:style-name="T108"><text:tab/>&lt;host&gt;localhost&lt;/host&gt;</text:span></text:p>
      <text:p text:style-name="P44"><text:span text:style-name="T108">&lt;/iface&gt;</text:span></text:p>
      <text:p text:style-name="P44"><text:span text:style-name="T108">&lt;/sidebar&gt;</text:span></text:p>
      <text:p text:style-name="P46"><text:soft-page-break/></text:p>
      <text:p text:style-name="P59"/>
      <text:p text:style-name="P25">And if you have another host and another interface eth1, you can add it as below:</text:p>
      <text:p text:style-name="P52"><text:span text:style-name="T107">$ cat /var/www/sidebar.xml</text:span></text:p>
      <text:p text:style-name="P52"><text:span text:style-name="T107">&lt;?xml version='1.0' encoding='UTF-8' standalone='no' ?&gt;</text:span></text:p>
      <text:p text:style-name="P52"><text:span text:style-name="T107">&lt;sidebar id="sidebar"&gt;</text:span></text:p>
      <text:p text:style-name="P52"><text:span text:style-name="T107">&lt;iface&gt;</text:span></text:p>
      <text:p text:style-name="P52"><text:span text:style-name="T107"><text:tab/>&lt;name&gt;eth0&lt;/name&gt;</text:span></text:p>
      <text:p text:style-name="P52"><text:span text:style-name="T107"><text:tab/>&lt;host&gt;localhost&lt;/host&gt;</text:span></text:p>
      <text:p text:style-name="P52"><text:span text:style-name="T107">&lt;/iface&gt;</text:span></text:p>
      <text:p text:style-name="P52"><text:span text:style-name="T107">&lt;iface&gt;</text:span></text:p>
      <text:p text:style-name="P52"><text:span text:style-name="T107"><text:tab/>&lt;name&gt;eth1&lt;/name&gt;</text:span></text:p>
      <text:p text:style-name="P52"><text:span text:style-name="T107"><text:tab/>&lt;host&gt;example.com&lt;/host&gt;</text:span></text:p>
      <text:p text:style-name="P52"><text:span text:style-name="T107">&lt;/iface&gt;</text:span></text:p>
      <text:p text:style-name="P54"><text:span text:style-name="T111">&lt;/sidebar&gt;</text:span></text:p>
      <text:p text:style-name="P59"/>
      <text:p text:style-name="P25">Note, to monitor the example.com host, you must install a web server there and install the src/cgi-bin files. No need to install src/admin files. Now, we get such web output, just like the first demo picture we have seen above:</text:p>
      <text:p text:style-name="P26"><text:soft-page-break/><draw:frame draw:style-name="fr2" draw:name="graphics5" text:anchor-type="as-char" svg:width="5.5071in" svg:height="3.7992in" draw:z-index="4"><draw:image xlink:href="http://www.tinylab.org/wp-content/uploads/file/vnstatsvg-multi-hosts.png" xlink:type="simple" xlink:show="embed" xlink:actuate="onLoad"/></draw:frame></text:p>
      <text:p text:style-name="P25">Note, currently, only 'eth0' and 'eth1' are allowed to be monitored, to monitor other interfaces, please modify /usr/lib/cgi-bin/vnstat.sh yourselves. In the coming 2.0 release, I plan to provide a better solution to configure the network interafces.</text:p>
      <text:p text:style-name="P25">If want to display a detailed information of your host, you can use the description attribute the iface node in /var/www/sidebar.xml, see the examples in src/admin/sidebar.xml. Please get more information about installtation from the INSTALL document.</text:p>
      <text:p text:style-name="P23"><text:soft-page-break/>4.2 Install for a Cluster</text:p>
      <text:p text:style-name="P25">If want to use vnStat in a Linux cluster and don't want to install web server in all of the compute nodes in the cluster, you can write a daemon to sync XML data to local /var/lib/vnstat directory periodically and store the data with the name like cluster_name-iface_name, for example, example.com-eth0, then, you can configure the the sidebar.xml as below:</text:p>
      <text:p text:style-name="P51"><text:span text:style-name="T106">$ cat /var/www/sidebar.xml</text:span></text:p>
      <text:p text:style-name="P51"><text:span text:style-name="T106">&lt;?xml version='1.0' encoding='UTF-8' standalone='no' ?&gt;</text:span></text:p>
      <text:p text:style-name="P51"><text:span text:style-name="T106">&lt;sidebar id="sidebar"&gt;</text:span></text:p>
      <text:p text:style-name="P51"><text:span text:style-name="T106">&lt;iface&gt;</text:span></text:p>
      <text:p text:style-name="P51"><text:span text:style-name="T106"><text:tab/>&lt;name&gt;eth0&lt;/name&gt;</text:span></text:p>
      <text:p text:style-name="P51"><text:span text:style-name="T106"><text:tab/>&lt;host&gt;localhost&lt;/host&gt;</text:span></text:p>
      <text:p text:style-name="P51"><text:span text:style-name="T106">&lt;/iface&gt;</text:span></text:p>
      <text:p text:style-name="P51"><text:span text:style-name="T106">&lt;iface&gt;</text:span></text:p>
      <text:p text:style-name="P51"><text:span text:style-name="T106"><text:tab/>&lt;name&gt;example.com-eth0&lt;/name&gt;</text:span></text:p>
      <text:p text:style-name="P51"><text:span text:style-name="T106"><text:tab/>&lt;host&gt;localhost&lt;/host&gt;</text:span></text:p>
      <text:p text:style-name="P51"><text:span text:style-name="T106"><text:tab/>&lt;description&gt;example.com&lt;/description&gt;</text:span></text:p>
      <text:p text:style-name="P51"><text:span text:style-name="T106">&lt;/iface&gt;</text:span></text:p>
      <text:p text:style-name="P51"><text:span text:style-name="T106">&lt;/sidebar&gt;</text:span></text:p>
      <text:p text:style-name="P46"/>
      <text:p text:style-name="P28"><text:span text:style-name="T109">To sync data from a remote target, we can use NFS service, SSH service, FTP service and the others, we will not demonstrate how. If want to sync data 'real time', the virtual 'file' protocol should  give a help. with this protocol, you can specify your own dump_tool, that means, you can write your down shell script to sync data from your remote device and then dump the XML data out with the help of our /usr/lib/cgi-bin/vnstat.sh. see a simple example:</text:span></text:p>
      <text:p text:style-name="P43"><text:span text:style-name="T105">$ cat /var/www/sidebar.xml</text:span></text:p>
      <text:p text:style-name="P43"><text:span text:style-name="T105">&lt;?xml version='1.0' encoding='UTF-8' standalone='no' ?&gt;</text:span></text:p>
      <text:p text:style-name="P43"><text:span text:style-name="T105">&lt;sidebar id="sidebar"&gt;</text:span></text:p>
      <text:p text:style-name="P43"><text:span text:style-name="T105">&lt;iface&gt;</text:span></text:p>
      <text:p text:style-name="P43"><text:span text:style-name="T105"><text:tab/>&lt;name&gt;eth0&lt;/name&gt;</text:span></text:p>
      <text:p text:style-name="P43"><text:span text:style-name="T105"><text:tab/>&lt;host&gt;localhost&lt;/host&gt;</text:span></text:p>
      <text:p text:style-name="P43"><text:span text:style-name="T105"><text:tab/>&lt;protocol&gt;file&lt;/protocol&gt;</text:span></text:p>
      <text:p text:style-name="P43"><text:span text:style-name="T105"><text:tab/>&lt;dump_tool&gt;/usr/lib/cgi-bin/vnstat.sh&lt;/dump_tool&gt;</text:span></text:p>
      <text:p text:style-name="P43"><text:soft-page-break/><text:span text:style-name="T105"><text:tab/>&lt;description&gt;Local Host&lt;/description&gt;</text:span></text:p>
      <text:p text:style-name="P43"><text:span text:style-name="T105">&lt;/iface&gt;</text:span></text:p>
      <text:p text:style-name="P43"><text:span text:style-name="T105">&lt;/sidebar&gt;</text:span></text:p>
      <text:p text:style-name="P46"/>
      <text:p text:style-name="P59"/>
      <text:p text:style-name="P24">4.3 Install vnStatSVG for a Busybox based embedded system</text:p>
      <text:p text:style-name="P38"/>
      <text:p text:style-name="P25">The only difference here may be, we may need cross compiling here and need to do some  extra configure for the lightweight web server of Busybox: httpd.</text:p>
      <text:p text:style-name="P25">We have already discussed the cross compiling of vnStat and vnStatSVG above, will not rediscuss them. and Please install vnStat and the update script: vnstat-update.sh yourselves to get vnStat database before continue the left parts.</text:p>
      <text:p text:style-name="P25">Firstly, to let httpd transfer the XML, XSL and XHtml files with right MIME types, the following lines must be added to /etc/httpd.conf:</text:p>
      <text:p text:style-name="P48">.xml:text/xml</text:p>
      <text:p text:style-name="P41">.xhtml:text/xml</text:p>
      <text:p text:style-name="P57">.xsl:text/xml</text:p>
      <text:p text:style-name="P25">Since embedded system may not use the standard web root, web port and cgi-bin directory, Let's assume the web root is /data/www, the default cgi-bin directory of httpd will be /data/www/cgi-bin and assume the port is 8080. Now, Let's start the httpd service on Busybox based embedded system:</text:p>
      <text:p text:style-name="P55">$ httpd -h /data/www/ -p 8080 -c /etc/httpd.conf</text:p>
      <text:p text:style-name="P25">To let our vnStatSVG work, we must install the files under src/admin to /data/www and the files under src/cgi-bin to /data/www/cgi-bin. Let's refer to Makefile, the files of ADMIN_FILES under src/admin must be installed to /data/www, the files of CGI_FILES under src/cgi-bin must be installed to /data/www/cgi-bin.</text:p>
      <text:p text:style-name="P48">$ grep -e "^ADMIN_FILES|^CGI_FILES" -ur Makefile </text:p>
      <text:p text:style-name="P41"><text:soft-page-break/>ADMIN_FILES=index.xhtml index.xsl sidebar.xml sidebar.xsl vnstat.xsl vnstat.js vnstat.css menu.xml menu.xsl</text:p>
      <text:p text:style-name="P57">CGI_FILES=httpclient proxy.sh vnstat.sh</text:p>
      <text:p text:style-name="P25">Note, there is no real vnstat.sh under src/cgi-bin, but there are three similar files named with suffix, -c, -p and -shell, by default we use the -shell one. If you don't want to install vnStat separately, please use the -p method to compile vnStat and vnStatSVG together, Let's assume ../target is our embedded system's root:</text:p>
      <text:p text:style-name="P49">$ mkdir -p ../target/data/www/cgi-bin/</text:p>
      <text:p text:style-name="P49"><text:span text:style-name="T116">$ </text:span>mkdir -p ../target/usr/bin</text:p>
      <text:p text:style-name="P41">$ ./configure -c ../target/data/www/cgi-bin/ -w ../target/data/www/ -b ../target/usr/bin -m p</text:p>
      <text:p text:style-name="P57">$ make CFLAGS=" -static " CROSS_COMPILE=arm-linux-gnueabi-<text:line-break/>$ make install CROSS_COMPILE=arm-linux-gnueabi-</text:p>
      <text:p text:style-name="P28"><text:span text:style-name="T109">With the above steps, you should be able to configure sidebar.xml and after that, package your Busybox file system and start it on your target board. Then, after network configuration, vnStatSVG should works.</text:span></text:p>
      <text:h text:style-name="P37" text:outline-level="2"><text:span text:style-name="T103">5. Conclusion</text:span></text:h>
      <text:p text:style-name="P39"><text:span text:style-name="T103"/></text:p>
      <text:p text:style-name="P25">As we can see from the above exercises, based on the backend vnStat, vnStatSVG is really powerful to monitor network traffic for different systems, from a single Linux host, to a Linux cluster and even for a simple Busybox based embedded system.</text:p>
      <text:p text:style-name="P25">And its specifically very friendly to the resource limited embedded system which have no possibility to have apache2 with PHP modules and which have only a limited bandwidth of network connection.</text:p>
      <text:p text:style-name="P28"><text:span text:style-name="T109">Besides, vnStatSVG is scalable, configurable and easy to u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Georgia" svg:font-family="Georgia, Times, 'Times New Roman', serif"/>
    <style:font-face style:name="OpenSymbol" svg:font-family="OpenSymbol"/>
    <style:font-face style:name="Tahoma2" svg:font-family="Tahoma"/>
    <style:font-face style:name="sans-serif" svg:font-family="sans-serif, Arial, Verdana, 'Trebuchet MS'"/>
    <style:font-face style:name="Courier New" svg:font-family="'Courier New'" style:font-family-generic="modern"/>
    <style:font-face style:name="Lucida Console" svg:font-family="'Lucida Console'"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Arial Unicode MS" svg:font-family="'Arial Unicode MS'"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fo:hyphenation-ladder-count="no-limit"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835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Tahoma1" style:font-size-complex="14pt"/>
    </style:style>
    <style:style style:name="Heading_20_1" style:display-name="Heading 1" style:family="paragraph" style:next-style-name="Normal_20__5b_PACKT_5d_" style:default-outline-level="1" style:list-style-name="" style:class="text">
      <style:paragraph-properties fo:margin-top="0.278in" fo:margin-bottom="0.0417in" style:contextual-spacing="false" fo:orphans="2" fo:widows="2" fo:keep-with-next="always"/>
      <style:text-properties fo:color="#000000" style:font-name="Arial" fo:font-size="16pt" fo:language="en" fo:country="GB" fo:font-weight="bold" style:letter-kerning="true" style:font-name-asian="Times New Roman" style:font-size-asian="16pt" style:font-weight-asian="bold" style:font-name-complex="Arial" style:font-size-complex="16pt" style:language-complex="ar" style:country-complex="SA" style:font-style-complex="italic"/>
    </style:style>
    <style:style style:name="Heading_20_2" style:display-name="Heading 2" style:family="paragraph" style:next-style-name="Normal_20__5b_PACKT_5d_" style:default-outline-level="2" style:list-style-name="" style:class="text">
      <style:paragraph-properties fo:margin-top="0.222in" fo:margin-bottom="0.0417in" style:contextual-spacing="false" fo:orphans="2" fo:widows="2" fo:keep-with-next="always"/>
      <style:text-properties fo:color="#333399" style:font-name="Arial" fo:font-size="14pt" fo:language="en" fo:country="GB" fo:font-weight="bold" style:font-name-asian="Times New Roman" style:font-size-asian="14pt" style:font-weight-asian="bold" style:font-name-complex="Arial" style:font-size-complex="14pt" style:language-complex="ar" style:country-complex="SA" style:font-style-complex="italic" style:font-weight-complex="bold"/>
    </style:style>
    <style:style style:name="Heading_20_3" style:display-name="Heading 3" style:family="paragraph" style:next-style-name="Normal_20__5b_PACKT_5d_" style:class="text">
      <style:paragraph-properties fo:margin-top="0.1665in" fo:margin-bottom="0.0417in" style:contextual-spacing="false" fo:orphans="2" fo:widows="2" fo:keep-with-next="always"/>
      <style:text-properties fo:color="#3366ff" style:font-name="Arial" fo:font-size="13pt" fo:language="en" fo:country="GB" fo:font-weight="bold" style:font-name-asian="Times New Roman" style:font-size-asian="13pt" style:font-weight-asian="bold" style:font-name-complex="Arial" style:font-size-complex="13pt" style:language-complex="ar" style:country-complex="SA" style:font-style-complex="italic"/>
    </style:style>
    <style:style style:name="Heading_20_4" style:display-name="Heading 4" style:family="paragraph" style:next-style-name="Normal_20__5b_PACKT_5d_" style:class="text">
      <style:paragraph-properties fo:margin-top="0.111in" fo:margin-bottom="0in" style:contextual-spacing="false" fo:orphans="2" fo:widows="2"/>
      <style:text-properties fo:color="#33cccc" style:font-name="Arial" fo:font-size="12pt" fo:language="en" fo:country="GB" fo:font-weight="bold" style:font-name-asian="Times New Roman" style:font-size-asian="12pt" style:font-weight-asian="bold" style:font-name-complex="Arial" style:font-size-complex="14pt" style:language-complex="ar" style:country-complex="SA" style:font-style-complex="italic"/>
    </style:style>
    <style:style style:name="Heading_20_5" style:display-name="Heading 5" style:family="paragraph" style:next-style-name="Normal_20__5b_PACKT_5d_" style:class="text">
      <style:paragraph-properties fo:margin-top="0.0555in" fo:margin-bottom="0in" style:contextual-spacing="false" fo:orphans="2" fo:widows="2"/>
      <style:text-properties fo:color="#000000" style:font-name="Arial" fo:font-size="11pt" fo:language="en" fo:country="GB" fo:font-weight="bold" style:font-name-asian="Times New Roman" style:font-size-asian="11pt" style:font-weight-asian="bold" style:font-name-complex="Arial" style:font-size-complex="13pt" style:language-complex="ar" style:country-complex="SA"/>
    </style:style>
    <style:style style:name="Heading_20_6" style:display-name="Heading 6" style:family="paragraph" style:parent-style-name="Heading_20_2" style:next-style-name="Normal_20__5b_PACKT_5d_" style:class="text">
      <style:paragraph-properties fo:margin-top="0.278in" fo:margin-bottom="0.0417in" style:contextual-spacing="false"/>
      <style:text-properties fo:font-size="10pt" fo:font-weight="normal" style:font-size-asian="10pt" style:font-weight-asian="normal" style:font-size-complex="11pt" style:font-weight-complex="normal"/>
    </style:style>
    <style:style style:name="List" style:family="paragraph" style:parent-style-name="Text_20_body" style:class="list">
      <style:text-properties style:font-name-complex="Tahoma2"/>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2"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1665in" fo:margin-bottom="0.0835in" style:contextual-spacing="false" fo:text-align="center" style:justify-single-word="false"/>
      <style:text-properties fo:font-size="14pt" fo:font-weight="bold" style:font-size-asian="14pt" style:font-weight-asian="bold" style:font-size-complex="13pt" style:font-weight-complex="bold"/>
    </style:style>
    <style:style style:name="Index_20_1" style:display-name="Index 1" style:family="paragraph" style:parent-style-name="Standard" style:next-style-name="Standard" style:class="index">
      <style:paragraph-properties fo:margin="100%" fo:margin-left="0.15in" fo:margin-right="0in" fo:margin-top="0in" fo:margin-bottom="0in" style:contextual-spacing="false" fo:text-indent="-0.15in" style:auto-text-indent="false"/>
      <style:text-properties fo:font-size="9pt" style:font-size-asian="9pt"/>
    </style:style>
    <style:style style:name="Contents_20_1" style:display-name="Contents 1" style:family="paragraph" style:parent-style-name="Standard" style:next-style-name="Standard" style:class="index">
      <style:paragraph-properties>
        <style:tab-stops>
          <style:tab-stop style:position="5.4902in" style:type="right"/>
        </style:tab-stops>
      </style:paragraph-properties>
      <style:text-properties fo:color="#000000" style:font-name="Arial" fo:font-size="12pt" style:text-underline-style="solid" style:text-underline-width="auto" style:text-underline-color="font-color" fo:font-weight="bold" style:font-size-asian="12pt" style:font-weight-asian="bold"/>
    </style:style>
    <style:style style:name="Contents_20_2" style:display-name="Contents 2" style:family="paragraph" style:parent-style-name="Standard" style:next-style-name="Standard" style:class="index">
      <style:paragraph-properties fo:margin="100%" fo:margin-left="0.1402in" fo:margin-right="0in" fo:margin-top="0.0138in" fo:margin-bottom="0.0417in" style:contextual-spacing="false" fo:text-indent="0in" style:auto-text-indent="false">
        <style:tab-stops>
          <style:tab-stop style:position="5.35in" style:type="right"/>
        </style:tab-stops>
      </style:paragraph-properties>
      <style:text-properties fo:color="#000000" style:font-name="Arial" fo:font-weight="bold" style:font-weight-asian="bold"/>
    </style:style>
    <style:style style:name="Contents_20_3" style:display-name="Contents 3" style:family="paragraph" style:parent-style-name="Standard" style:next-style-name="Standard" style:class="index">
      <style:paragraph-properties fo:margin="100%" fo:margin-left="0.2799in" fo:margin-right="0in" fo:margin-top="0.028in" fo:margin-bottom="0.0138in" style:contextual-spacing="false" fo:text-indent="0in" style:auto-text-indent="false">
        <style:tab-stops>
          <style:tab-stop style:position="5.2102in" style:type="right"/>
        </style:tab-stops>
      </style:paragraph-properties>
      <style:text-properties fo:color="#000000" style:font-name="Arial"/>
    </style:style>
    <style:style style:name="Normal_20__5b_PACKT_5d_" style:display-name="Normal [PACKT]" style:family="paragraph">
      <style:paragraph-properties fo:margin-top="0in" fo:margin-bottom="0.0835in" style:contextual-spacing="false" fo:orphans="2" fo:widows="2"/>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Quote_20__5b_PACKT_5d_" style:display-name="Quote [PACKT]" style:family="paragraph" style:parent-style-name="Normal_20__5b_PACKT_5d_">
      <style:paragraph-properties fo:margin="100%" fo:margin-left="0.3in" fo:margin-right="0.3in" fo:margin-top="0.1252in" fo:margin-bottom="0.1252in" style:contextual-spacing="false" fo:text-indent="0in" style:auto-text-indent="false"/>
    </style:style>
    <style:style style:name="Chapter_20_Title_20__5b_PACKT_5d_" style:display-name="Chapter Title [PACKT]" style:family="paragraph" style:next-style-name="Normal_20__5b_PACKT_5d_">
      <style:paragraph-properties fo:margin-top="0in" fo:margin-bottom="0.5835in" style:contextual-spacing="false" fo:text-align="end" style:justify-single-word="false" fo:orphans="2" fo:widows="2"/>
      <style:text-properties fo:color="#000000" style:font-name="Arial" fo:font-size="28pt" fo:language="en" fo:country="GB" style:letter-kerning="true" style:font-name-asian="Times New Roman" style:font-size-asian="28pt" style:font-name-complex="Arial" style:font-size-complex="16pt" style:language-complex="ar" style:country-complex="SA" style:font-weight-complex="bold"/>
    </style:style>
    <style:style style:name="Code_20__5b_PACKT_5d_" style:display-name="Code [PACKT]" style:family="paragraph" style:parent-style-name="Normal_20__5b_PACKT_5d_">
      <style:paragraph-properties fo:margin="100%" fo:margin-left="0.25in" fo:margin-right="0in" fo:margin-top="0in" fo:margin-bottom="0in" style:contextual-spacing="false" fo:text-indent="0in" style:auto-text-indent="false" fo:padding-left="0.0555in" fo:padding-right="0in" fo:padding-top="0in" fo:padding-bottom="0in" fo:border-left="0.51pt solid #000000" fo:border-right="none" fo:border-top="none" fo:border-bottom="none"/>
      <style:text-properties style:font-name="Lucida Console" fo:font-size="10pt" style:font-size-asian="9pt"/>
    </style:style>
    <style:style style:name="Bullet_20__5b_PACKT_5d_" style:display-name="Bullet [PACKT]" style:family="paragraph" style:parent-style-name="Normal_20__5b_PACKT_5d_" style:list-style-name="WW8Num13">
      <style:paragraph-properties fo:margin="100%" fo:margin-left="0in" fo:margin-right="0.25in" fo:margin-top="0in" fo:margin-bottom="0.0417in" style:contextual-spacing="false" fo:hyphenation-ladder-count="no-limit" fo:text-indent="0in" style:auto-text-indent="false">
        <style:tab-stops>
          <style:tab-stop style:position="0.25in"/>
        </style:tab-stops>
      </style:paragraph-properties>
      <style:text-properties fo:color="#800080" fo:hyphenate="false" fo:hyphenation-remain-char-count="2" fo:hyphenation-push-char-count="2"/>
    </style:style>
    <style:style style:name="Information_20_Box_20__5b_PACKT_5d_" style:display-name="Information Box [PACKT]" style:family="paragraph" style:parent-style-name="Normal_20__5b_PACKT_5d_" style:next-style-name="Normal_20__5b_PACKT_5d_">
      <style:paragraph-properties fo:margin="100%" fo:margin-left="0.25in" fo:margin-right="0.25in" fo:margin-top="0.1252in" fo:margin-bottom="0.1252in" style:contextual-spacing="false" fo:hyphenation-ladder-count="no-limit" fo:text-indent="0in" style:auto-text-indent="false" fo:background-color="#ffffff" fo:padding-left="0.0835in" fo:padding-right="0.0835in" fo:padding-top="0.0835in" fo:padding-bottom="0.1252in" fo:border="0.51pt solid #000000">
        <style:background-image/>
      </style:paragraph-properties>
      <style:text-properties fo:hyphenate="false" fo:hyphenation-remain-char-count="2" fo:hyphenation-push-char-count="2"/>
    </style:style>
    <style:style style:name="Numbered_20_Bullet_20__5b_PACKT_5d_" style:display-name="Numbered Bullet [PACKT]" style:family="paragraph" style:parent-style-name="Bullet_20__5b_PACKT_5d_" style:list-style-name="WW8Num9">
      <style:paragraph-properties fo:margin="100%" fo:margin-left="0.25in" fo:margin-right="0.25in" fo:margin-top="0in" fo:margin-bottom="0in" style:contextual-spacing="false" fo:text-indent="0in" style:auto-text-indent="false"/>
      <style:text-properties fo:color="#666699"/>
    </style:style>
    <style:style style:name="Table_20_Column_20_Heading_20__5b_PACKT_5d_" style:display-name="Table Column Heading [PACKT]" style:family="paragraph" style:parent-style-name="Normal_20__5b_PACKT_5d_">
      <style:paragraph-properties fo:margin-top="0.0417in" fo:margin-bottom="0.0417in" style:contextual-spacing="false"/>
      <style:text-properties style:font-name="Arial" fo:font-size="10pt" fo:font-weight="bold" style:font-size-asian="10pt" style:font-weight-asian="bold" style:font-name-complex="Arial" style:font-weight-complex="bold"/>
    </style:style>
    <style:style style:name="Code_20_End_20__5b_PACKT_5d_" style:display-name="Code End [PACKT]" style:family="paragraph" style:parent-style-name="Code_20__5b_PACKT_5d_" style:next-style-name="Normal_20__5b_PACKT_5d_">
      <style:paragraph-properties fo:margin-top="0in" fo:margin-bottom="0.0835in" style:contextual-spacing="false"/>
    </style:style>
    <style:style style:name="Table_20_Content_20__5b_PACKT_5d_" style:display-name="Table Content [PACKT]" style:family="paragraph" style:parent-style-name="Table_20_Column_20_Heading_20__5b_PACKT_5d_">
      <style:text-properties fo:font-weight="normal" style:font-weight-asian="normal"/>
    </style:style>
    <style:style style:name="Command_20_Line_20__5b_PACKT_5d_" style:display-name="Command Line [PACKT]" style:family="paragraph" style:parent-style-name="Code_20__5b_PACKT_5d_">
      <style:paragraph-properties fo:margin="100%" fo:margin-left="0in" fo:margin-right="0in" fo:margin-top="0in" fo:margin-bottom="0in" style:contextual-spacing="false" fo:text-indent="0in" style:auto-text-indent="false"/>
      <style:text-properties fo:font-weight="bold" style:font-weight-asian="bold"/>
    </style:style>
    <style:style style:name="Code_20_Highlighted_20__5b_PACKT_5d_" style:display-name="Code Highlighted [PACKT]" style:family="paragraph" style:parent-style-name="Code_20__5b_PACKT_5d_">
      <style:paragraph-properties fo:background-color="#99ccff">
        <style:background-image/>
      </style:paragraph-properties>
      <style:text-properties fo:font-weight="bold" style:font-weight-asian="bold" style:font-size-complex="8pt"/>
    </style:style>
    <style:style style:name="Chapter_20_Number_20__5b_PACKT_5d_" style:display-name="Chapter Number [PACKT]" style:family="paragraph" style:next-style-name="Chapter_20_Title_20__5b_PACKT_5d_">
      <style:paragraph-properties fo:text-align="end" style:justify-single-word="false" fo:orphans="2" fo:widows="2"/>
      <style:text-properties fo:color="#000000" style:font-name="Arial" fo:font-size="60pt" fo:language="en" fo:country="GB" fo:font-weight="bold" style:letter-kerning="true" style:font-name-asian="Times New Roman" style:font-size-asian="60pt" style:font-weight-asian="bold" style:font-name-complex="Arial" style:font-size-complex="16pt" style:language-complex="ar" style:country-complex="SA" style:font-weight-complex="bold"/>
    </style:style>
    <style:style style:name="Layout_20_Information_20__5b_PACKT_5d_" style:display-name="Layout Information [PACKT]" style:family="paragraph" style:parent-style-name="Normal_20__5b_PACKT_5d_" style:next-style-name="Normal_20__5b_PACKT_5d_">
      <style:paragraph-properties fo:text-align="center" style:justify-single-word="false" fo:background-color="#ff9900" fo:padding-left="0.0555in" fo:padding-right="0.0555in" fo:padding-top="0.0138in" fo:padding-bottom="0.0138in" fo:border="0.51pt solid #000000">
        <style:background-image/>
      </style:paragraph-properties>
      <style:text-properties fo:color="#ff0000" style:font-name="Arial" fo:font-size="14pt" fo:text-shadow="1pt 1pt" fo:font-weight="bold" style:font-size-asian="14pt" style:font-weight-asian="bold" style:font-size-complex="14pt"/>
    </style:style>
    <style:style style:name="Internal_20_Note_20__5b_PACKT_5d_" style:display-name="Internal Note [PACKT]" style:family="paragraph" style:parent-style-name="Normal_20__5b_PACKT_5d_">
      <style:text-properties fo:color="#0000ff" style:font-name="Arial" fo:font-size="12pt" fo:text-shadow="1pt 1pt" fo:font-weight="bold" style:font-size-asian="12pt" style:font-weight-asian="bold"/>
    </style:style>
    <style:style style:name="Bullet_20_End_20__5b_PACKT_5d_" style:display-name="Bullet End [PACKT]" style:family="paragraph" style:parent-style-name="Bullet_20__5b_PACKT_5d_" style:next-style-name="Normal_20__5b_PACKT_5d_">
      <style:paragraph-properties fo:margin-top="0in" fo:margin-bottom="0.0835in" style:contextual-spacing="fals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igure_20__5b_PACKT_5d_" style:display-name="Figure [PACKT]" style:family="paragraph">
      <style:paragraph-properties fo:margin-top="0.1665in" fo:margin-bottom="0.1665in" style:contextual-spacing="false" fo:text-align="center" style:justify-single-word="false" fo:orphans="2" fo:widows="2"/>
      <style:text-properties style:use-window-font-color="true" style:font-name="Tahoma" fo:font-size="8pt" fo:language="en" fo:country="GB" style:font-name-asian="Times New Roman" style:font-size-asian="8pt" style:font-name-complex="Tahoma" style:font-size-complex="8pt" style:language-complex="ar" style:country-complex="SA"/>
    </style:style>
    <style:style style:name="Numbered_20_Bullet_20_End_20__5b_PACKT_5d_" style:display-name="Numbered Bullet End [PACKT]" style:family="paragraph" style:parent-style-name="Numbered_20_Bullet_20__5b_PACKT_5d_" style:next-style-name="Normal_20__5b_PACKT_5d_">
      <style:paragraph-properties fo:margin-top="0in" fo:margin-bottom="0.0835in" style:contextual-spacing="false"/>
    </style:style>
    <style:style style:name="Code_20_Highlighted_20_End_20__5b_PACKT_5d_" style:display-name="Code Highlighted End [PACKT]" style:family="paragraph" style:parent-style-name="Code_20_Highlighted_20__5b_PACKT_5d_" style:next-style-name="Normal_20__5b_PACKT_5d_">
      <style:paragraph-properties fo:margin-top="0in" fo:margin-bottom="0.0835in" style:contextual-spacing="false"/>
      <style:text-properties style:font-size-complex="10pt" style:font-weight-complex="bold"/>
    </style:style>
    <style:style style:name="Bullet_20_without_20_Bullet_20__5b_PACKT_5d_" style:display-name="Bullet without Bullet [PACKT]" style:family="paragraph" style:parent-style-name="Standard">
      <style:paragraph-properties fo:margin="100%" fo:margin-left="0.4917in" fo:margin-right="0in" fo:margin-top="0in" fo:margin-bottom="0in" style:contextual-spacing="false" fo:hyphenation-ladder-count="no-limit" fo:text-indent="0in" style:auto-text-indent="false"/>
      <style:text-properties fo:color="#800080" style:font-size-complex="10pt" fo:hyphenate="true" fo:hyphenation-remain-char-count="2" fo:hyphenation-push-char-count="2"/>
    </style:style>
    <style:style style:name="Bullet_20_within_20_bullet_20__5b_PACKT_5d_" style:display-name="Bullet within bullet [PACKT]" style:family="paragraph" style:parent-style-name="Bullet_20__5b_PACKT_5d_" style:list-style-name="WW8Num14">
      <style:paragraph-properties fo:margin="100%" fo:margin-left="0in" fo:margin-right="0.5in" fo:margin-top="0in" fo:margin-bottom="0.0138in" style:contextual-spacing="false" fo:text-indent="0in" style:auto-text-indent="false"/>
    </style:style>
    <style:style style:name="Bullet_20_within_20_bullet_20_end_20__5b_PACKT_5d_" style:display-name="Bullet within bullet end [PACKT]" style:family="paragraph" style:parent-style-name="Bullet_20_within_20_bullet_20__5b_PACKT_5d_" style:list-style-name="WW8Num12">
      <style:paragraph-properties fo:margin="100%" fo:margin-left="0.5in" fo:margin-right="0.5in" fo:margin-top="0in" fo:margin-bottom="0.0417in" style:contextual-spacing="false" fo:text-indent="0in" style:auto-text-indent="false">
        <style:tab-stops/>
      </style:paragraph-properties>
    </style:style>
    <style:style style:name="Code_20_listing_20__5b_PACKT_5d_" style:display-name="Code listing [PACKT]" style:family="paragraph" style:parent-style-name="Heading_20_5">
      <style:paragraph-properties fo:margin-top="0.0417in" fo:margin-bottom="0.0417in" style:contextual-spacing="false"/>
    </style:style>
    <style:style style:name="Tip_20__5b_PACKT_5d_" style:display-name="Tip [PACKT]" style:family="paragraph" style:parent-style-name="Information_20_Box_20__5b_PACKT_5d_" style:next-style-name="Normal_20__5b_PACKT_5d_">
      <style:paragraph-properties fo:background-color="transparent" style:border-line-width-bottom="0.0008in 0.0138in 0.0008in" fo:padding-left="0in" fo:padding-right="0in" fo:padding-top="0in" fo:padding-bottom="0.111in" fo:border-left="none" fo:border-right="none" fo:border-top="none" fo:border-bottom="1.11pt double #000000">
        <style:background-image/>
      </style:paragraph-properties>
    </style:style>
    <style:style style:name="Tip_20_Heading_20__5b_PACKT_5d_" style:display-name="Tip Heading [PACKT]" style:family="paragraph" style:parent-style-name="Standard" style:next-style-name="Tip_20__5b_PACKT_5d_">
      <style:paragraph-properties fo:margin="100%" fo:margin-left="0.25in" fo:margin-right="0.25in" fo:margin-top="0.1252in" fo:margin-bottom="0.1252in" style:contextual-spacing="false" fo:text-indent="0in" style:auto-text-indent="false" style:border-line-width-top="0.0008in 0.0138in 0.0008in" fo:padding-left="0in" fo:padding-right="0in" fo:padding-top="0.0835in" fo:padding-bottom="0in" fo:border-left="none" fo:border-right="none" fo:border-top="1.11pt double #000000" fo:border-bottom="none"/>
      <style:text-properties fo:font-weight="bold" style:font-weight-asian="bold"/>
    </style:style>
    <style:style style:name="Tip_20_without_20_heading_20__5b_PACKT_5d_" style:display-name="Tip without heading [PACKT]" style:family="paragraph" style:parent-style-name="Tip_20__5b_PACKT_5d_">
      <style:paragraph-properties style:border-line-width-top="0.0008in 0.0138in 0.0008in" style:border-line-width-bottom="0.0008in 0.0138in 0.0008in" fo:padding-left="0in" fo:padding-right="0in" fo:padding-top="0.111in" fo:padding-bottom="0in" fo:border-left="none" fo:border-right="none" fo:border-top="1.11pt double #000000" fo:border-bottom="1.11pt double #000000"/>
      <style:text-properties style:font-size-complex="10pt"/>
    </style:style>
    <style:style style:name="Quotations" style:family="paragraph" style:parent-style-name="Standard" style:class="html">
      <style:paragraph-properties fo:margin="100%"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style:style style:name="Page_20_Number" style:display-name="Page Number" style:family="text" style:parent-style-name="Default_20_Paragraph_20_Font">
      <style:text-properties fo:color="#000000" style:font-name="Arial" fo:font-size="8pt" fo:font-weight="bold" style:font-size-asian="8pt" style:font-weight-asian="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Wingdings 3"/>
    </style:style>
    <style:style style:name="WW8Num11z0" style:family="text">
      <style:text-properties fo:color="#000000"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3z0" style:family="text">
      <style:text-properties fo:color="#000000"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3z3" style:family="text">
      <style:text-properties style:font-name="Symbol"/>
    </style:style>
    <style:style style:name="WW8Num14z0" style:family="text">
      <style:text-properties style:font-name="Courier New" style:font-name-complex="Courier New"/>
    </style:style>
    <style:style style:name="WW8Num14z2" style:family="text">
      <style:text-properties style:font-name="Wingdings"/>
    </style:style>
    <style:style style:name="WW8Num14z3" style:family="text">
      <style:text-properties style:font-name="Symbol"/>
    </style:style>
    <style:style style:name="Default_20_Paragraph_20_Font" style:display-name="Default Paragraph Font" style:family="text"/>
    <style:style style:name="Code_20_In_20_Text_20__5b_PACKT_5d_" style:display-name="Code In Text [PACKT]" style:family="text" style:parent-style-name="Default_20_Paragraph_20_Font">
      <style:text-properties fo:color="#ff0000" style:font-name="Lucida Console" fo:font-size="9pt" style:font-size-asian="9pt"/>
    </style:style>
    <style:style style:name="Screen_20_Text_20__5b_PACKT_5d_" style:display-name="Screen Text [PACKT]" style:family="text" style:parent-style-name="Default_20_Paragraph_20_Font">
      <style:text-properties fo:color="#008000" style:font-name="Arial" fo:font-size="10pt" style:font-size-asian="10pt"/>
    </style:style>
    <style:style style:name="Header_2f_Footer_20__5b_PACKT_5d_" style:display-name="Header/Footer [PACKT]" style:family="text" style:parent-style-name="Default_20_Paragraph_20_Font">
      <style:text-properties fo:color="#000000" style:font-name="Arial" fo:font-size="8pt" style:font-size-asian="8pt"/>
    </style:style>
    <style:style style:name="Key_20_Word_20__5b_PACKT_5d_" style:display-name="Key Word [PACKT]" style:family="text" style:parent-style-name="Default_20_Paragraph_20_Font">
      <style:text-properties fo:color="#000080" fo:font-weight="bold" style:font-weight-asian="bold"/>
    </style:style>
    <style:style style:name="Key_20__5b_PACKT_5d_" style:display-name="Key [PACKT]" style:family="text" style:parent-style-name="Default_20_Paragraph_20_Font">
      <style:text-properties fo:color="#800080" fo:font-style="italic" style:font-style-asian="italic"/>
    </style:style>
    <style:style style:name="URL_20__5b_PACKT_5d_" style:display-name="URL [PACKT]" style:family="text" style:parent-style-name="Code_20_In_20_Text_20__5b_PACKT_5d_"/>
    <style:style style:name="Italics_20__5b_PACKT_5d_" style:display-name="Italics [PACKT]" style:family="text" style:parent-style-name="Default_20_Paragraph_20_Font">
      <style:text-properties fo:font-style="italic" style:font-style-asian="italic"/>
    </style:style>
    <style:style style:name="Figure_20__5b_PACKT_5d__20_Char" style:display-name="Figure [PACKT] Char" style:family="text" style:parent-style-name="Default_20_Paragraph_20_Font">
      <style:text-properties style:font-name="Tahoma" fo:font-size="8pt" fo:language="en" fo:country="GB" style:font-size-asian="8pt" style:font-name-complex="Tahoma" style:font-size-complex="8pt" style:language-complex="ar" style:country-complex="SA"/>
    </style:style>
    <style:style style:name="Bold_20__5b_PACKT_5d_" style:display-name="Bold [PACKT]" style:family="text" style:parent-style-name="Default_20_Paragraph_20_Font">
      <style:text-properties fo:font-weight="bold" style:font-weight-asian="bold"/>
    </style:style>
    <style:style style:name="Normal_20__5b_PACKT_5d__20_Char" style:display-name="Normal [PACKT] Char" style:family="text" style:parent-style-name="Default_20_Paragraph_20_Font">
      <style:text-properties fo:font-size="11pt" fo:language="en" fo:country="US" style:font-size-asian="11pt" style:font-size-complex="12pt" style:language-complex="ar" style:country-complex="SA"/>
    </style:style>
    <style:style style:name="Information_20_Box_20__5b_PACKT_5d__20_Char" style:display-name="Information Box [PACKT] Char" style:family="text" style:parent-style-name="Normal_20__5b_PACKT_5d__20_Char"/>
    <style:style style:name="Heading_20_3_20_Char" style:display-name="Heading 3 Char" style:family="text" style:parent-style-name="Default_20_Paragraph_20_Font">
      <style:text-properties fo:color="#3366ff" style:font-name="Arial" fo:font-size="13pt" fo:language="en" fo:country="GB" fo:font-weight="bold" style:font-size-asian="13pt" style:font-weight-asian="bold" style:font-name-complex="Arial" style:font-size-complex="13pt" style:language-complex="ar" style:country-complex="SA" style:font-style-complex="italic"/>
    </style:style>
    <style:style style:name="Heading_20_4_20_Char" style:display-name="Heading 4 Char" style:family="text" style:parent-style-name="Default_20_Paragraph_20_Font">
      <style:text-properties fo:color="#33cccc" style:font-name="Arial" fo:font-size="12pt" fo:language="en" fo:country="GB" fo:font-weight="bold" style:font-size-asian="12pt" style:font-weight-asian="bold" style:font-name-complex="Arial" style:font-size-complex="14pt" style:language-complex="ar" style:country-complex="SA"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text:bullet-char="">
        <style:list-level-properties text:space-before="0.196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text:bullet-char="">
        <style:list-level-properties text:space-before="0.25in" text:min-label-width="0.25in"/>
        <style:text-properties style:font-name="Wingdings 3"/>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bullet text:level="1" text:style-name="WW8Num11z0" text:bullet-char="">
        <style:list-level-properties text:space-before="0.25in" text:min-label-width="0.25in"/>
        <style:text-properties style:font-name="Symbol"/>
      </text:list-level-style-bullet>
      <text:list-level-style-bullet text:level="2" text:style-name="WW8Num11z1" text:bullet-char="o">
        <style:list-level-properties text:space-before="0.75in" text:min-label-width="0.25in"/>
        <style:text-properties style:font-name="Courier New1"/>
      </text:list-level-style-bullet>
      <text:list-level-style-bullet text:level="3" text:style-name="WW8Num11z2" text:bullet-char="">
        <style:list-level-properties text:space-before="1.25in" text:min-label-width="0.25in"/>
        <style:text-properties style:font-name="Wingdings"/>
      </text:list-level-style-bullet>
      <text:list-level-style-bullet text:level="4" text:style-name="WW8Num11z3" text:bullet-char="">
        <style:list-level-properties text:space-before="1.75in" text:min-label-width="0.25in"/>
        <style:text-properties style:font-name="Symbol"/>
      </text:list-level-style-bullet>
      <text:list-level-style-bullet text:level="5" text:style-name="WW8Num11z1" text:bullet-char="o">
        <style:list-level-properties text:space-before="2.25in" text:min-label-width="0.25in"/>
        <style:text-properties style:font-name="Courier New1"/>
      </text:list-level-style-bullet>
      <text:list-level-style-bullet text:level="6" text:style-name="WW8Num11z2" text:bullet-char="">
        <style:list-level-properties text:space-before="2.75in" text:min-label-width="0.25in"/>
        <style:text-properties style:font-name="Wingdings"/>
      </text:list-level-style-bullet>
      <text:list-level-style-bullet text:level="7" text:style-name="WW8Num11z3" text:bullet-char="">
        <style:list-level-properties text:space-before="3.25in" text:min-label-width="0.25in"/>
        <style:text-properties style:font-name="Symbol"/>
      </text:list-level-style-bullet>
      <text:list-level-style-bullet text:level="8" text:style-name="WW8Num11z1" text:bullet-char="o">
        <style:list-level-properties text:space-before="3.75in" text:min-label-width="0.25in"/>
        <style:text-properties style:font-name="Courier New1"/>
      </text:list-level-style-bullet>
      <text:list-level-style-bullet text:level="9" text:style-name="WW8Num1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text:bullet-char="o">
        <style:list-level-properties text:space-before="0.25in" text:min-label-width="0.25in"/>
        <style:text-properties style:font-name="Courier New1"/>
      </text:list-level-style-bullet>
      <text:list-level-style-bullet text:level="2" text:style-name="WW8Num12z0" text:bullet-char="o">
        <style:list-level-properties text:space-before="0.75in" text:min-label-width="0.25in"/>
        <style:text-properties style:font-name="Courier New1"/>
      </text:list-level-style-bullet>
      <text:list-level-style-bullet text:level="3" text:style-name="WW8Num12z2" text:bullet-char="">
        <style:list-level-properties text:space-before="1.25in" text:min-label-width="0.25in"/>
        <style:text-properties style:font-name="Wingdings"/>
      </text:list-level-style-bullet>
      <text:list-level-style-bullet text:level="4" text:style-name="WW8Num12z3" text:bullet-char="">
        <style:list-level-properties text:space-before="1.75in" text:min-label-width="0.25in"/>
        <style:text-properties style:font-name="Symbol"/>
      </text:list-level-style-bullet>
      <text:list-level-style-bullet text:level="5" text:style-name="WW8Num12z0" text:bullet-char="o">
        <style:list-level-properties text:space-before="2.25in" text:min-label-width="0.25in"/>
        <style:text-properties style:font-name="Courier New1"/>
      </text:list-level-style-bullet>
      <text:list-level-style-bullet text:level="6" text:style-name="WW8Num12z2" text:bullet-char="">
        <style:list-level-properties text:space-before="2.75in" text:min-label-width="0.25in"/>
        <style:text-properties style:font-name="Wingdings"/>
      </text:list-level-style-bullet>
      <text:list-level-style-bullet text:level="7" text:style-name="WW8Num12z3" text:bullet-char="">
        <style:list-level-properties text:space-before="3.25in" text:min-label-width="0.25in"/>
        <style:text-properties style:font-name="Symbol"/>
      </text:list-level-style-bullet>
      <text:list-level-style-bullet text:level="8" text:style-name="WW8Num12z0" text:bullet-char="o">
        <style:list-level-properties text:space-before="3.75in" text:min-label-width="0.25in"/>
        <style:text-properties style:font-name="Courier New1"/>
      </text:list-level-style-bullet>
      <text:list-level-style-bullet text:level="9" text:style-name="WW8Num12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text:bullet-char="">
        <style:list-level-properties text:space-before="0.25in" text:min-label-width="0.25in"/>
        <style:text-properties style:font-name="Symbol"/>
      </text:list-level-style-bullet>
      <text:list-level-style-bullet text:level="2" text:style-name="WW8Num13z1" text:bullet-char="o">
        <style:list-level-properties text:space-before="0.75in" text:min-label-width="0.25in"/>
        <style:text-properties style:font-name="Courier New1"/>
      </text:list-level-style-bullet>
      <text:list-level-style-bullet text:level="3" text:style-name="WW8Num13z2" text:bullet-char="">
        <style:list-level-properties text:space-before="1.25in" text:min-label-width="0.25in"/>
        <style:text-properties style:font-name="Wingdings"/>
      </text:list-level-style-bullet>
      <text:list-level-style-bullet text:level="4" text:style-name="WW8Num13z3" text:bullet-char="">
        <style:list-level-properties text:space-before="1.75in" text:min-label-width="0.25in"/>
        <style:text-properties style:font-name="Symbol"/>
      </text:list-level-style-bullet>
      <text:list-level-style-bullet text:level="5" text:style-name="WW8Num13z1" text:bullet-char="o">
        <style:list-level-properties text:space-before="2.25in" text:min-label-width="0.25in"/>
        <style:text-properties style:font-name="Courier New1"/>
      </text:list-level-style-bullet>
      <text:list-level-style-bullet text:level="6" text:style-name="WW8Num13z2" text:bullet-char="">
        <style:list-level-properties text:space-before="2.75in" text:min-label-width="0.25in"/>
        <style:text-properties style:font-name="Wingdings"/>
      </text:list-level-style-bullet>
      <text:list-level-style-bullet text:level="7" text:style-name="WW8Num13z3" text:bullet-char="">
        <style:list-level-properties text:space-before="3.25in" text:min-label-width="0.25in"/>
        <style:text-properties style:font-name="Symbol"/>
      </text:list-level-style-bullet>
      <text:list-level-style-bullet text:level="8" text:style-name="WW8Num13z1" text:bullet-char="o">
        <style:list-level-properties text:space-before="3.75in" text:min-label-width="0.25in"/>
        <style:text-properties style:font-name="Courier New1"/>
      </text:list-level-style-bullet>
      <text:list-level-style-bullet text:level="9" text:style-name="WW8Num13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text:bullet-char="o">
        <style:list-level-properties text:space-before="0.75in" text:min-label-width="0.25in"/>
        <style:text-properties style:font-name="Courier New1"/>
      </text:list-level-style-bullet>
      <text:list-level-style-bullet text:level="2" text:style-name="WW8Num14z0" text:bullet-char="o">
        <style:list-level-properties text:space-before="1.25in" text:min-label-width="0.25in"/>
        <style:text-properties style:font-name="Courier New1"/>
      </text:list-level-style-bullet>
      <text:list-level-style-bullet text:level="3" text:style-name="WW8Num14z2" text:bullet-char="">
        <style:list-level-properties text:space-before="1.75in" text:min-label-width="0.25in"/>
        <style:text-properties style:font-name="Wingdings"/>
      </text:list-level-style-bullet>
      <text:list-level-style-bullet text:level="4" text:style-name="WW8Num14z3" text:bullet-char="">
        <style:list-level-properties text:space-before="2.25in" text:min-label-width="0.25in"/>
        <style:text-properties style:font-name="Symbol"/>
      </text:list-level-style-bullet>
      <text:list-level-style-bullet text:level="5" text:style-name="WW8Num14z0" text:bullet-char="o">
        <style:list-level-properties text:space-before="2.75in" text:min-label-width="0.25in"/>
        <style:text-properties style:font-name="Courier New1"/>
      </text:list-level-style-bullet>
      <text:list-level-style-bullet text:level="6" text:style-name="WW8Num14z2" text:bullet-char="">
        <style:list-level-properties text:space-before="3.25in" text:min-label-width="0.25in"/>
        <style:text-properties style:font-name="Wingdings"/>
      </text:list-level-style-bullet>
      <text:list-level-style-bullet text:level="7" text:style-name="WW8Num14z3" text:bullet-char="">
        <style:list-level-properties text:space-before="3.75in" text:min-label-width="0.25in"/>
        <style:text-properties style:font-name="Symbol"/>
      </text:list-level-style-bullet>
      <text:list-level-style-bullet text:level="8" text:style-name="WW8Num14z0" text:bullet-char="o">
        <style:list-level-properties text:space-before="4.25in" text:min-label-width="0.25in"/>
        <style:text-properties style:font-name="Courier New1"/>
      </text:list-level-style-bullet>
      <text:list-level-style-bullet text:level="9" text:style-name="WW8Num14z2"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left="0in" fo:margin-right="0.25in" fo:text-align="end" style:justify-single-word="false" fo:text-indent="0.25in" style:auto-text-indent="false"/>
    </style:style>
    <style:style style:name="MP2" style:family="paragraph" style:parent-style-name="Standard">
      <style:paragraph-properties fo:margin-left="0in" fo:margin-right="0.25in" fo:text-indent="0.25in"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page-layout style:name="Mpm1" style:page-usage="mirrored">
      <style:page-layout-properties fo:page-width="8.5in" fo:page-height="11in" style:num-format="1" style:print-orientation="portrait" fo:margin-top="1.6299in" fo:margin-bottom="1.6299in" fo:margin-left="1.5in" fo:margin-right="1.5in" style:writing-mode="lr-tb" style:layout-grid-color="#c0c0c0" style:layout-grid-lines="3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5in" fo:margin-left="0in" fo:margin-right="0in" fo:margin-top="0.211in" style:dynamic-spacing="true"/>
      </style:footer-style>
    </style:page-layout>
    <style:page-layout style:name="Mpm2" style:page-usage="mirrored">
      <style:page-layout-properties fo:page-width="8.5in" fo:page-height="11in" style:num-format="1" style:print-orientation="portrait" fo:margin-top="1.6299in" fo:margin-bottom="1.8799in" fo:margin-left="1.5in" fo:margin-right="1.5in" style:writing-mode="lr-tb" style:layout-grid-color="#c0c0c0" style:layout-grid-lines="29"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1" text:anchor-type="char" svg:y="0.0008in" draw:z-index="21"><draw:text-box fo:min-height="0.1457in" fo:min-width="0.0161in"><text:p text:style-name="Standard"><text:span text:style-name="Page_20_Number"><text:page-number text:select-page="current">17</text:page-number></text:span></text:p></draw:text-box></draw:frame><text:span text:style-name="Header_2f_Footer_20__5b_PACKT_5d_"/></text:p>
      </style:footer>
      <style:footer-left>
        <text:p text:style-name="MP2"><draw:frame draw:style-name="Mfr1" draw:name="Frame2" text:anchor-type="char" svg:y="0.0008in" draw:z-index="13"><draw:text-box fo:min-height="0.1457in" fo:min-width="0.0161in"><text:p text:style-name="Standard"><text:span text:style-name="Page_20_Number"><text:page-number text:select-page="current">18</text:page-number></text:span></text:p></draw:text-box></draw:frame><text:span text:style-name="Header_2f_Footer_20__5b_PACKT_5d_"/></text:p>
      </style:foot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dc:title>The PACKT Template</dc:title>
    <meta:initial-creator>Douglas Paterson</meta:initial-creator>
    <meta:creation-date>2006-06-09T09:39:00</meta:creation-date>
    <dc:date>2013-08-03T05:21:33</dc:date>
    <meta:print-date>2004-01-27T15:10:00</meta:print-date>
    <dc:language>en-US</dc:language>
    <meta:editing-cycles>275</meta:editing-cycles>
    <meta:editing-duration>PT6H4M41S</meta:editing-duration>
    <dc:creator>falcon </dc:creator>
    <meta:document-statistic meta:table-count="0" meta:image-count="5" meta:object-count="0" meta:page-count="18" meta:paragraph-count="240" meta:word-count="2782" meta:character-count="18289" meta:non-whitespace-character-count="14906"/>
    <meta:user-defined meta:name="Info 1"/>
    <meta:user-defined meta:name="Info 2"/>
    <meta:user-defined meta:name="Info 3"/>
    <meta:user-defined meta:name="Info 4"/>
  </office:meta>
</office:document-meta>
</file>